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752in"/>
    </style:style>
    <style:style style:name="co2" style:family="table-column">
      <style:table-column-properties fo:break-before="auto" style:column-width="2.0618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0.6228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9035in"/>
    </style:style>
    <style:style style:name="co7" style:family="table-column">
      <style:table-column-properties fo:break-before="auto" style:column-width="1.1929in"/>
    </style:style>
    <style:style style:name="co8" style:family="table-column">
      <style:table-column-properties fo:break-before="auto" style:column-width="1.0965in"/>
    </style:style>
    <style:style style:name="co9" style:family="table-column">
      <style:table-column-properties fo:break-before="auto" style:column-width="0.9252in"/>
    </style:style>
    <style:style style:name="co10" style:family="table-column">
      <style:table-column-properties fo:break-before="auto" style:column-width="0.8283in"/>
    </style:style>
    <style:style style:name="co11" style:family="table-column">
      <style:table-column-properties fo:break-before="auto" style:column-width="0.9898in"/>
    </style:style>
    <style:style style:name="co12" style:family="table-column">
      <style:table-column-properties fo:break-before="auto" style:column-width="0.8929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158466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6b5e9b"/>
      <style:text-properties fo:color="#ffffff"/>
    </style:style>
    <style:style style:name="ce8" style:family="table-cell" style:parent-style-name="Default">
      <style:table-cell-properties fo:background-color="#6b5e9b"/>
      <style:text-properties fo:color="#ffffff" fo:font-weight="normal" style:font-weight-asian="normal" style:font-weight-complex="normal"/>
    </style:style>
    <style:style style:name="ce9" style:family="table-cell" style:parent-style-name="Default">
      <style:text-properties fo:color="#c9211e"/>
    </style:style>
    <style:style style:name="ce10" style:family="table-cell" style:parent-style-name="Default">
      <style:text-properties fo:color="#c9211e" fo:font-weight="normal" style:font-weight-asian="normal" style:font-weight-complex="normal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3465a4"/>
      <style:text-properties fo:color="#ffbf00" fo:font-weight="bold" style:font-weight-asian="bold" style:font-weight-complex="bold"/>
    </style:style>
    <style:style style:name="ce13" style:family="table-cell" style:parent-style-name="Default">
      <style:table-cell-properties fo:background-color="#afd095"/>
      <style:text-properties fo:color="#ff4000" fo:font-weight="bold" style:font-weight-asian="bold" style:font-weight-complex="bold"/>
    </style:style>
    <style:style style:name="ce14" style:family="table-cell" style:parent-style-name="Default">
      <style:table-cell-properties fo:background-color="#6b5e9b"/>
      <style:text-properties fo:color="#ffffff"/>
    </style:style>
    <style:style style:name="ce15" style:family="table-cell" style:parent-style-name="Default">
      <style:table-cell-properties fo:background-color="#fff5ce"/>
      <style:text-properties fo:color="#666666"/>
    </style:style>
    <style:style style:name="ce16" style:family="table-cell" style:parent-style-name="Default">
      <style:table-cell-properties fo:background-color="#ffaa95"/>
      <style:text-properties fo:color="#666666"/>
    </style:style>
    <style:style style:name="ce17" style:family="table-cell" style:parent-style-name="Default">
      <style:table-cell-properties fo:background-color="#f7d1d5"/>
      <style:text-properties fo:color="#666666"/>
    </style:style>
    <style:style style:name="ce18" style:family="table-cell" style:parent-style-name="Default" style:data-style-name="N122">
      <style:table-cell-properties fo:border-bottom="none" fo:background-color="#158466" fo:border-left="0.06pt solid #000000" fo:border-right="none" fo:border-top="none"/>
      <style:text-properties fo:color="#ffffff" fo:font-weight="bold" style:font-weight-asian="bold" style:font-weight-complex="bold"/>
    </style:style>
    <style:style style:name="ce19" style:family="table-cell" style:parent-style-name="Default" style:data-style-name="N122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0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21" style:family="table-cell" style:parent-style-name="Default" style:data-style-name="N122">
      <style:table-cell-properties fo:border-bottom="none" fo:border-left="0.06pt solid #000000" fo:border-right="none" fo:border-top="none"/>
      <style:text-properties fo:color="#800080" fo:font-weight="normal" style:font-weight-asian="normal" style:font-weight-complex="normal"/>
    </style:style>
    <style:style style:name="ce22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23" style:family="table-cell" style:parent-style-name="Default" style:data-style-name="N122">
      <style:table-cell-properties fo:background-color="#158466"/>
      <style:text-properties fo:color="#ffffff" fo:font-weight="bold" style:font-weight-asian="bold" style:font-weight-complex="bold"/>
    </style:style>
    <style:style style:name="ce24" style:family="table-cell" style:parent-style-name="Default" style:data-style-name="N122">
      <style:text-properties fo:color="#666666" fo:font-weight="bold" style:font-weight-asian="bold" style:font-weight-complex="bold"/>
    </style:style>
    <style:style style:name="ce25" style:family="table-cell" style:parent-style-name="Default" style:data-style-name="N122">
      <style:text-properties fo:color="#666666"/>
    </style:style>
    <style:style style:name="ce26" style:family="table-cell" style:parent-style-name="Default" style:data-style-name="N122">
      <style:text-properties fo:color="#666666" fo:font-weight="normal" style:font-weight-asian="normal" style:font-weight-complex="normal"/>
    </style:style>
    <style:style style:name="ce27" style:family="table-cell" style:parent-style-name="Default" style:data-style-name="N122">
      <style:text-properties fo:color="#666666"/>
    </style:style>
    <style:style style:name="ce28" style:family="table-cell" style:parent-style-name="Default" style:data-style-name="N122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9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30" style:family="table-cell" style:parent-style-name="Default" style:data-style-name="N122">
      <style:table-cell-properties fo:border-bottom="none" fo:border-left="0.06pt solid #000000" fo:border-right="none" fo:border-top="none"/>
      <style:text-properties fo:color="#800080" fo:font-weight="normal" style:font-weight-asian="normal" style:font-weight-complex="normal"/>
    </style:style>
    <style:style style:name="ce31" style:family="table-cell" style:parent-style-name="Default" style:data-style-name="N122">
      <style:text-properties fo:color="#666666" fo:font-weight="bold" style:font-weight-asian="bold" style:font-weight-complex="bold"/>
    </style:style>
    <style:style style:name="ce32" style:family="table-cell" style:parent-style-name="Default" style:data-style-name="N122">
      <style:text-properties fo:color="#666666"/>
    </style:style>
    <style:style style:name="ce33" style:family="table-cell" style:parent-style-name="Default" style:data-style-name="N122">
      <style:text-properties fo:color="#666666" fo:font-weight="normal" style:font-weight-asian="normal" style:font-weight-complex="normal"/>
    </style:style>
    <style:style style:name="ce34" style:family="table-cell" style:parent-style-name="Default" style:data-style-name="N122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5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36" style:family="table-cell" style:parent-style-name="Default" style:data-style-name="N122">
      <style:table-cell-properties fo:border-bottom="none" fo:border-left="0.06pt solid #000000" fo:border-right="none" fo:border-top="none"/>
      <style:text-properties fo:color="#800080" fo:font-weight="normal" style:font-weight-asian="normal" style:font-weight-complex="normal"/>
    </style:style>
    <style:style style:name="ce37" style:family="table-cell" style:parent-style-name="Default" style:data-style-name="N122">
      <style:text-properties fo:color="#666666" fo:font-weight="bold" style:font-weight-asian="bold" style:font-weight-complex="bold"/>
    </style:style>
    <style:style style:name="ce38" style:family="table-cell" style:parent-style-name="Default" style:data-style-name="N122">
      <style:text-properties fo:color="#666666"/>
    </style:style>
    <style:style style:name="ce39" style:family="table-cell" style:parent-style-name="Default" style:data-style-name="N122">
      <style:text-properties fo:color="#666666" fo:font-weight="normal" style:font-weight-asian="normal" style:font-weight-complex="normal"/>
    </style:style>
    <style:style style:name="ce40" style:family="table-cell" style:parent-style-name="Default" style:data-style-name="N122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1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42" style:family="table-cell" style:parent-style-name="Default" style:data-style-name="N122">
      <style:table-cell-properties fo:border-bottom="none" fo:border-left="0.06pt solid #000000" fo:border-right="none" fo:border-top="none"/>
      <style:text-properties fo:color="#800080" fo:font-weight="normal" style:font-weight-asian="normal" style:font-weight-complex="normal"/>
    </style:style>
    <style:style style:name="ce43" style:family="table-cell" style:parent-style-name="Default" style:data-style-name="N122">
      <style:text-properties fo:color="#666666" fo:font-weight="bold" style:font-weight-asian="bold" style:font-weight-complex="bold"/>
    </style:style>
    <style:style style:name="ce44" style:family="table-cell" style:parent-style-name="Default" style:data-style-name="N122">
      <style:text-properties fo:color="#666666"/>
    </style:style>
    <style:style style:name="ce45" style:family="table-cell" style:parent-style-name="Default" style:data-style-name="N122">
      <style:text-properties fo:color="#666666" fo:font-weight="normal" style:font-weight-asian="normal" style:font-weight-complex="normal"/>
    </style:style>
    <style:style style:name="ce46" style:family="table-cell" style:parent-style-name="Default" style:data-style-name="N122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7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48" style:family="table-cell" style:parent-style-name="Default" style:data-style-name="N122">
      <style:table-cell-properties fo:border-bottom="none" fo:border-left="0.06pt solid #000000" fo:border-right="none" fo:border-top="none"/>
      <style:text-properties fo:color="#800080" fo:font-weight="normal" style:font-weight-asian="normal" style:font-weight-complex="normal"/>
    </style:style>
    <style:style style:name="ce49" style:family="table-cell" style:parent-style-name="Default" style:data-style-name="N122">
      <style:text-properties fo:color="#666666" fo:font-weight="bold" style:font-weight-asian="bold" style:font-weight-complex="bold"/>
    </style:style>
    <style:style style:name="ce50" style:family="table-cell" style:parent-style-name="Default" style:data-style-name="N122">
      <style:text-properties fo:color="#666666"/>
    </style:style>
    <style:style style:name="ce51" style:family="table-cell" style:parent-style-name="Default" style:data-style-name="N122">
      <style:text-properties fo:color="#666666"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etrics_tab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2"/>
        <table:table-column table:style-name="co6" table:number-columns-repeated="4" table:default-cell-style-name="ce27"/>
        <table:table-column table:style-name="co7" table:default-cell-style-name="ce22"/>
        <table:table-column table:style-name="co8" table:number-columns-repeated="4" table:default-cell-style-name="ce27"/>
        <table:table-column table:style-name="co9" table:default-cell-style-name="ce22"/>
        <table:table-column table:style-name="co10" table:number-columns-repeated="4" table:default-cell-style-name="ce27"/>
        <table:table-column table:style-name="co9" table:default-cell-style-name="ce22"/>
        <table:table-column table:style-name="co10" table:number-columns-repeated="4" table:default-cell-style-name="ce27"/>
        <table:table-column table:style-name="co11" table:default-cell-style-name="ce22"/>
        <table:table-column table:style-name="co12" table:number-columns-repeated="4" table:default-cell-style-name="ce27"/>
        <table:table-column table:style-name="co13" table:number-columns-repeated="994" table:default-cell-style-name="Default"/>
        <table:table-row table:style-name="ro1">
          <table:table-cell table:style-name="ce6" office:value-type="string" calcext:value-type="string">
            <text:p>#</text:p>
          </table:table-cell>
          <table:table-cell table:style-name="ce6" office:value-type="string" calcext:value-type="string">
            <text:p>run_name</text:p>
          </table:table-cell>
          <table:table-cell table:style-name="ce6" office:value-type="string" calcext:value-type="string">
            <text:p>run_group</text:p>
          </table:table-cell>
          <table:table-cell table:style-name="ce6" office:value-type="string" calcext:value-type="string">
            <text:p>epochs</text:p>
          </table:table-cell>
          <table:table-cell table:style-name="ce18" office:value-type="string" calcext:value-type="string">
            <text:p>mAP50_mean</text:p>
          </table:table-cell>
          <table:table-cell table:style-name="ce23" office:value-type="string" calcext:value-type="string">
            <text:p>mAP50_D00</text:p>
          </table:table-cell>
          <table:table-cell table:style-name="ce23" office:value-type="string" calcext:value-type="string">
            <text:p>mAP50_D10</text:p>
          </table:table-cell>
          <table:table-cell table:style-name="ce23" office:value-type="string" calcext:value-type="string">
            <text:p>mAP50_D20</text:p>
          </table:table-cell>
          <table:table-cell table:style-name="ce23" office:value-type="string" calcext:value-type="string">
            <text:p>mAP50_D40</text:p>
          </table:table-cell>
          <table:table-cell table:style-name="ce18" office:value-type="string" calcext:value-type="string">
            <text:p>mAP50-95_mean</text:p>
          </table:table-cell>
          <table:table-cell table:style-name="ce23" office:value-type="string" calcext:value-type="string">
            <text:p>mAP50-95_D00</text:p>
          </table:table-cell>
          <table:table-cell table:style-name="ce23" office:value-type="string" calcext:value-type="string">
            <text:p>mAP50-95_D10</text:p>
          </table:table-cell>
          <table:table-cell table:style-name="ce23" office:value-type="string" calcext:value-type="string">
            <text:p>mAP50-95_D20</text:p>
          </table:table-cell>
          <table:table-cell table:style-name="ce23" office:value-type="string" calcext:value-type="string">
            <text:p>mAP50-95_D40</text:p>
          </table:table-cell>
          <table:table-cell table:style-name="ce18" office:value-type="string" calcext:value-type="string">
            <text:p>Box-P_mean</text:p>
          </table:table-cell>
          <table:table-cell table:style-name="ce23" office:value-type="string" calcext:value-type="string">
            <text:p>Box-P_D00</text:p>
          </table:table-cell>
          <table:table-cell table:style-name="ce23" office:value-type="string" calcext:value-type="string">
            <text:p>Box-P_D10</text:p>
          </table:table-cell>
          <table:table-cell table:style-name="ce23" office:value-type="string" calcext:value-type="string">
            <text:p>Box-P_D20</text:p>
          </table:table-cell>
          <table:table-cell table:style-name="ce23" office:value-type="string" calcext:value-type="string">
            <text:p>Box-P_D40</text:p>
          </table:table-cell>
          <table:table-cell table:style-name="ce18" office:value-type="string" calcext:value-type="string">
            <text:p>Box-R_mean</text:p>
          </table:table-cell>
          <table:table-cell table:style-name="ce23" office:value-type="string" calcext:value-type="string">
            <text:p>Box-R_D00</text:p>
          </table:table-cell>
          <table:table-cell table:style-name="ce23" office:value-type="string" calcext:value-type="string">
            <text:p>Box-R_D10</text:p>
          </table:table-cell>
          <table:table-cell table:style-name="ce23" office:value-type="string" calcext:value-type="string">
            <text:p>Box-R_D20</text:p>
          </table:table-cell>
          <table:table-cell table:style-name="ce23" office:value-type="string" calcext:value-type="string">
            <text:p>Box-R_D40</text:p>
          </table:table-cell>
          <table:table-cell table:style-name="ce18" office:value-type="string" calcext:value-type="string">
            <text:p>Box-F1_mean</text:p>
          </table:table-cell>
          <table:table-cell table:style-name="ce23" office:value-type="string" calcext:value-type="string">
            <text:p>Box-F1_D00</text:p>
          </table:table-cell>
          <table:table-cell table:style-name="ce23" office:value-type="string" calcext:value-type="string">
            <text:p>Box-F1_D10</text:p>
          </table:table-cell>
          <table:table-cell table:style-name="ce23" office:value-type="string" calcext:value-type="string">
            <text:p>Box-F1_D20</text:p>
          </table:table-cell>
          <table:table-cell table:style-name="ce23" office:value-type="string" calcext:value-type="string">
            <text:p>Box-F1_D40</text:p>
          </table:table-cell>
          <table:table-cell table:style-name="ce6" table:number-columns-repeated="994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150ep_scale_trans_off</text:p>
          </table:table-cell>
          <table:table-cell table:style-name="ce12" office:value-type="string" calcext:value-type="string">
            <text:p>long_runs</text:p>
          </table:table-cell>
          <table:table-cell table:style-name="ce14" office:value-type="float" office:value="150" calcext:value-type="float">
            <text:p>150</text:p>
          </table:table-cell>
          <table:table-cell table:style-name="ce19" office:value-type="float" office:value="0.705205" calcext:value-type="float">
            <text:p>0.70521 </text:p>
          </table:table-cell>
          <table:table-cell table:style-name="ce24" office:value-type="float" office:value="0.69483" calcext:value-type="float">
            <text:p>0.69483 </text:p>
          </table:table-cell>
          <table:table-cell table:style-name="ce24" office:value-type="float" office:value="0.67754" calcext:value-type="float">
            <text:p>0.67754 </text:p>
          </table:table-cell>
          <table:table-cell table:style-name="ce24" office:value-type="float" office:value="0.81947" calcext:value-type="float">
            <text:p>0.81947 </text:p>
          </table:table-cell>
          <table:table-cell table:style-name="ce25" office:value-type="float" office:value="0.62898" calcext:value-type="float">
            <text:p>0.62898 </text:p>
          </table:table-cell>
          <table:table-cell table:style-name="ce28" office:value-type="float" office:value="0.4234775" calcext:value-type="float">
            <text:p>0.42348 </text:p>
          </table:table-cell>
          <table:table-cell table:style-name="ce31" office:value-type="float" office:value="0.44387" calcext:value-type="float">
            <text:p>0.44387 </text:p>
          </table:table-cell>
          <table:table-cell table:style-name="ce31" office:value-type="float" office:value="0.3898" calcext:value-type="float">
            <text:p>0.38980 </text:p>
          </table:table-cell>
          <table:table-cell table:style-name="ce31" office:value-type="float" office:value="0.53231" calcext:value-type="float">
            <text:p>0.53231 </text:p>
          </table:table-cell>
          <table:table-cell table:style-name="ce32" office:value-type="float" office:value="0.32793" calcext:value-type="float">
            <text:p>0.32793 </text:p>
          </table:table-cell>
          <table:table-cell table:style-name="ce34" office:value-type="float" office:value="0.7350525" calcext:value-type="float">
            <text:p>0.73505 </text:p>
          </table:table-cell>
          <table:table-cell table:style-name="ce37" office:value-type="float" office:value="0.73538" calcext:value-type="float">
            <text:p>0.73538 </text:p>
          </table:table-cell>
          <table:table-cell table:style-name="ce37" office:value-type="float" office:value="0.6937" calcext:value-type="float">
            <text:p>0.69370 </text:p>
          </table:table-cell>
          <table:table-cell table:style-name="ce37" office:value-type="float" office:value="0.79271" calcext:value-type="float">
            <text:p>0.79271 </text:p>
          </table:table-cell>
          <table:table-cell table:style-name="ce38" office:value-type="float" office:value="0.71842" calcext:value-type="float">
            <text:p>0.71842 </text:p>
          </table:table-cell>
          <table:table-cell table:style-name="ce40" office:value-type="float" office:value="0.6325275" calcext:value-type="float">
            <text:p>0.63253 </text:p>
          </table:table-cell>
          <table:table-cell table:style-name="ce43" office:value-type="float" office:value="0.62217" calcext:value-type="float">
            <text:p>0.62217 </text:p>
          </table:table-cell>
          <table:table-cell table:style-name="ce43" office:value-type="float" office:value="0.61615" calcext:value-type="float">
            <text:p>0.61615 </text:p>
          </table:table-cell>
          <table:table-cell table:style-name="ce43" office:value-type="float" office:value="0.74642" calcext:value-type="float">
            <text:p>0.74642 </text:p>
          </table:table-cell>
          <table:table-cell table:style-name="ce44" office:value-type="float" office:value="0.54537" calcext:value-type="float">
            <text:p>0.54537 </text:p>
          </table:table-cell>
          <table:table-cell table:style-name="ce46" office:value-type="float" office:value="0.6789025" calcext:value-type="float">
            <text:p>0.67890 </text:p>
          </table:table-cell>
          <table:table-cell table:style-name="ce49" office:value-type="float" office:value="0.67406" calcext:value-type="float">
            <text:p>0.67406 </text:p>
          </table:table-cell>
          <table:table-cell table:style-name="ce49" office:value-type="float" office:value="0.65263" calcext:value-type="float">
            <text:p>0.65263 </text:p>
          </table:table-cell>
          <table:table-cell table:style-name="ce49" office:value-type="float" office:value="0.76887" calcext:value-type="float">
            <text:p>0.76887 </text:p>
          </table:table-cell>
          <table:table-cell table:style-name="ce50" office:value-type="float" office:value="0.62005" calcext:value-type="float">
            <text:p>0.62005 </text:p>
          </table:table-cell>
          <table:table-cell table:number-columns-repeated="994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opt_150ep_SGD_mom_lower</text:p>
          </table:table-cell>
          <table:table-cell table:style-name="ce13" office:value-type="string" calcext:value-type="string">
            <text:p>optimizers</text:p>
          </table:table-cell>
          <table:table-cell table:style-name="ce14" office:value-type="float" office:value="150" calcext:value-type="float">
            <text:p>150</text:p>
          </table:table-cell>
          <table:table-cell table:style-name="ce20" office:value-type="float" office:value="0.69553" calcext:value-type="float">
            <text:p>0.69553 </text:p>
          </table:table-cell>
          <table:table-cell table:style-name="ce25" office:value-type="float" office:value="0.68252" calcext:value-type="float">
            <text:p>0.68252 </text:p>
          </table:table-cell>
          <table:table-cell table:style-name="ce25" office:value-type="float" office:value="0.65965" calcext:value-type="float">
            <text:p>0.65965 </text:p>
          </table:table-cell>
          <table:table-cell table:style-name="ce25" office:value-type="float" office:value="0.80893" calcext:value-type="float">
            <text:p>0.80893 </text:p>
          </table:table-cell>
          <table:table-cell table:style-name="ce24" office:value-type="float" office:value="0.63102" calcext:value-type="float">
            <text:p>0.63102 </text:p>
          </table:table-cell>
          <table:table-cell table:style-name="ce29" office:value-type="float" office:value="0.4043825" calcext:value-type="float">
            <text:p>0.40438 </text:p>
          </table:table-cell>
          <table:table-cell table:style-name="ce32" office:value-type="float" office:value="0.41854" calcext:value-type="float">
            <text:p>0.41854 </text:p>
          </table:table-cell>
          <table:table-cell table:style-name="ce32" office:value-type="float" office:value="0.36898" calcext:value-type="float">
            <text:p>0.36898 </text:p>
          </table:table-cell>
          <table:table-cell table:style-name="ce32" office:value-type="float" office:value="0.51618" calcext:value-type="float">
            <text:p>0.51618 </text:p>
          </table:table-cell>
          <table:table-cell table:style-name="ce31" office:value-type="float" office:value="0.31383" calcext:value-type="float">
            <text:p>0.31383 </text:p>
          </table:table-cell>
          <table:table-cell table:style-name="ce35" office:value-type="float" office:value="0.73027" calcext:value-type="float">
            <text:p>0.73027 </text:p>
          </table:table-cell>
          <table:table-cell table:style-name="ce38" office:value-type="float" office:value="0.72202" calcext:value-type="float">
            <text:p>0.72202 </text:p>
          </table:table-cell>
          <table:table-cell table:style-name="ce38" office:value-type="float" office:value="0.68585" calcext:value-type="float">
            <text:p>0.68585 </text:p>
          </table:table-cell>
          <table:table-cell table:style-name="ce38" office:value-type="float" office:value="0.78883" calcext:value-type="float">
            <text:p>0.78883 </text:p>
          </table:table-cell>
          <table:table-cell table:style-name="ce37" office:value-type="float" office:value="0.72438" calcext:value-type="float">
            <text:p>0.72438 </text:p>
          </table:table-cell>
          <table:table-cell table:style-name="ce41" office:value-type="float" office:value="0.625025" calcext:value-type="float">
            <text:p>0.62503 </text:p>
          </table:table-cell>
          <table:table-cell table:style-name="ce44" office:value-type="float" office:value="0.61716" calcext:value-type="float">
            <text:p>0.61716 </text:p>
          </table:table-cell>
          <table:table-cell table:style-name="ce44" office:value-type="float" office:value="0.59217" calcext:value-type="float">
            <text:p>0.59217 </text:p>
          </table:table-cell>
          <table:table-cell table:style-name="ce44" office:value-type="float" office:value="0.75116" calcext:value-type="float">
            <text:p>0.75116 </text:p>
          </table:table-cell>
          <table:table-cell table:style-name="ce43" office:value-type="float" office:value="0.53961" calcext:value-type="float">
            <text:p>0.53961 </text:p>
          </table:table-cell>
          <table:table-cell table:style-name="ce47" office:value-type="float" office:value="0.67227" calcext:value-type="float">
            <text:p>0.67227 </text:p>
          </table:table-cell>
          <table:table-cell table:style-name="ce50" office:value-type="float" office:value="0.66549" calcext:value-type="float">
            <text:p>0.66549 </text:p>
          </table:table-cell>
          <table:table-cell table:style-name="ce50" office:value-type="float" office:value="0.63557" calcext:value-type="float">
            <text:p>0.63557 </text:p>
          </table:table-cell>
          <table:table-cell table:style-name="ce50" office:value-type="float" office:value="0.76953" calcext:value-type="float">
            <text:p>0.76953 </text:p>
          </table:table-cell>
          <table:table-cell table:style-name="ce49" office:value-type="float" office:value="0.61849" calcext:value-type="float">
            <text:p>0.61849 </text:p>
          </table:table-cell>
          <table:table-cell table:number-columns-repeated="994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150ep_bch_32</text:p>
          </table:table-cell>
          <table:table-cell table:style-name="ce12" office:value-type="string" calcext:value-type="string">
            <text:p>long_runs</text:p>
          </table:table-cell>
          <table:table-cell table:style-name="ce14" office:value-type="float" office:value="150" calcext:value-type="float">
            <text:p>150</text:p>
          </table:table-cell>
          <table:table-cell table:style-name="ce20" office:value-type="float" office:value="0.69032" calcext:value-type="float">
            <text:p>0.69032 </text:p>
          </table:table-cell>
          <table:table-cell table:style-name="ce25" office:value-type="float" office:value="0.68273" calcext:value-type="float">
            <text:p>0.68273 </text:p>
          </table:table-cell>
          <table:table-cell table:style-name="ce25" office:value-type="float" office:value="0.66134" calcext:value-type="float">
            <text:p>0.66134 </text:p>
          </table:table-cell>
          <table:table-cell table:style-name="ce25" office:value-type="float" office:value="0.80065" calcext:value-type="float">
            <text:p>0.80065 </text:p>
          </table:table-cell>
          <table:table-cell table:style-name="ce25" office:value-type="float" office:value="0.61656" calcext:value-type="float">
            <text:p>0.61656 </text:p>
          </table:table-cell>
          <table:table-cell table:style-name="ce29" office:value-type="float" office:value="0.3986275" calcext:value-type="float">
            <text:p>0.39863 </text:p>
          </table:table-cell>
          <table:table-cell table:style-name="ce32" office:value-type="float" office:value="0.4186" calcext:value-type="float">
            <text:p>0.41860 </text:p>
          </table:table-cell>
          <table:table-cell table:style-name="ce32" office:value-type="float" office:value="0.36681" calcext:value-type="float">
            <text:p>0.36681 </text:p>
          </table:table-cell>
          <table:table-cell table:style-name="ce32" office:value-type="float" office:value="0.50268" calcext:value-type="float">
            <text:p>0.50268 </text:p>
          </table:table-cell>
          <table:table-cell table:style-name="ce32" office:value-type="float" office:value="0.30642" calcext:value-type="float">
            <text:p>0.30642 </text:p>
          </table:table-cell>
          <table:table-cell table:style-name="ce35" office:value-type="float" office:value="0.7095925" calcext:value-type="float">
            <text:p>0.70959 </text:p>
          </table:table-cell>
          <table:table-cell table:style-name="ce38" office:value-type="float" office:value="0.70866" calcext:value-type="float">
            <text:p>0.70866 </text:p>
          </table:table-cell>
          <table:table-cell table:style-name="ce38" office:value-type="float" office:value="0.6802" calcext:value-type="float">
            <text:p>0.68020 </text:p>
          </table:table-cell>
          <table:table-cell table:style-name="ce38" office:value-type="float" office:value="0.75052" calcext:value-type="float">
            <text:p>0.75052 </text:p>
          </table:table-cell>
          <table:table-cell table:style-name="ce38" office:value-type="float" office:value="0.69899" calcext:value-type="float">
            <text:p>0.69899 </text:p>
          </table:table-cell>
          <table:table-cell table:style-name="ce41" office:value-type="float" office:value="0.6237325" calcext:value-type="float">
            <text:p>0.62373 </text:p>
          </table:table-cell>
          <table:table-cell table:style-name="ce44" office:value-type="float" office:value="0.61604" calcext:value-type="float">
            <text:p>0.61604 </text:p>
          </table:table-cell>
          <table:table-cell table:style-name="ce44" office:value-type="float" office:value="0.61687" calcext:value-type="float">
            <text:p>0.61687 </text:p>
          </table:table-cell>
          <table:table-cell table:style-name="ce44" office:value-type="float" office:value="0.72988" calcext:value-type="float">
            <text:p>0.72988 </text:p>
          </table:table-cell>
          <table:table-cell table:style-name="ce44" office:value-type="float" office:value="0.53214" calcext:value-type="float">
            <text:p>0.53214 </text:p>
          </table:table-cell>
          <table:table-cell table:style-name="ce47" office:value-type="float" office:value="0.662605" calcext:value-type="float">
            <text:p>0.66261 </text:p>
          </table:table-cell>
          <table:table-cell table:style-name="ce50" office:value-type="float" office:value="0.65911" calcext:value-type="float">
            <text:p>0.65911 </text:p>
          </table:table-cell>
          <table:table-cell table:style-name="ce50" office:value-type="float" office:value="0.64699" calcext:value-type="float">
            <text:p>0.64699 </text:p>
          </table:table-cell>
          <table:table-cell table:style-name="ce50" office:value-type="float" office:value="0.74006" calcext:value-type="float">
            <text:p>0.74006 </text:p>
          </table:table-cell>
          <table:table-cell table:style-name="ce50" office:value-type="float" office:value="0.60426" calcext:value-type="float">
            <text:p>0.60426 </text:p>
          </table:table-cell>
          <table:table-cell table:number-columns-repeated="994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250ep</text:p>
          </table:table-cell>
          <table:table-cell table:style-name="ce12" office:value-type="string" calcext:value-type="string">
            <text:p>long_runs</text:p>
          </table:table-cell>
          <table:table-cell table:style-name="ce15" office:value-type="float" office:value="250" calcext:value-type="float">
            <text:p>250</text:p>
          </table:table-cell>
          <table:table-cell table:style-name="ce20" office:value-type="float" office:value="0.673255" calcext:value-type="float">
            <text:p>0.67326 </text:p>
          </table:table-cell>
          <table:table-cell table:style-name="ce25" office:value-type="float" office:value="0.6694" calcext:value-type="float">
            <text:p>0.66940 </text:p>
          </table:table-cell>
          <table:table-cell table:style-name="ce25" office:value-type="float" office:value="0.65139" calcext:value-type="float">
            <text:p>0.65139 </text:p>
          </table:table-cell>
          <table:table-cell table:style-name="ce25" office:value-type="float" office:value="0.79608" calcext:value-type="float">
            <text:p>0.79608 </text:p>
          </table:table-cell>
          <table:table-cell table:style-name="ce25" office:value-type="float" office:value="0.57615" calcext:value-type="float">
            <text:p>0.57615 </text:p>
          </table:table-cell>
          <table:table-cell table:style-name="ce29" office:value-type="float" office:value="0.3869025" calcext:value-type="float">
            <text:p>0.38690 </text:p>
          </table:table-cell>
          <table:table-cell table:style-name="ce32" office:value-type="float" office:value="0.40754" calcext:value-type="float">
            <text:p>0.40754 </text:p>
          </table:table-cell>
          <table:table-cell table:style-name="ce32" office:value-type="float" office:value="0.35614" calcext:value-type="float">
            <text:p>0.35614 </text:p>
          </table:table-cell>
          <table:table-cell table:style-name="ce32" office:value-type="float" office:value="0.49848" calcext:value-type="float">
            <text:p>0.49848 </text:p>
          </table:table-cell>
          <table:table-cell table:style-name="ce32" office:value-type="float" office:value="0.28545" calcext:value-type="float">
            <text:p>0.28545 </text:p>
          </table:table-cell>
          <table:table-cell table:style-name="ce35" office:value-type="float" office:value="0.69468" calcext:value-type="float">
            <text:p>0.69468 </text:p>
          </table:table-cell>
          <table:table-cell table:style-name="ce38" office:value-type="float" office:value="0.69522" calcext:value-type="float">
            <text:p>0.69522 </text:p>
          </table:table-cell>
          <table:table-cell table:style-name="ce38" office:value-type="float" office:value="0.67006" calcext:value-type="float">
            <text:p>0.67006 </text:p>
          </table:table-cell>
          <table:table-cell table:style-name="ce38" office:value-type="float" office:value="0.74076" calcext:value-type="float">
            <text:p>0.74076 </text:p>
          </table:table-cell>
          <table:table-cell table:style-name="ce38" office:value-type="float" office:value="0.67268" calcext:value-type="float">
            <text:p>0.67268 </text:p>
          </table:table-cell>
          <table:table-cell table:style-name="ce41" office:value-type="float" office:value="0.61799" calcext:value-type="float">
            <text:p>0.61799 </text:p>
          </table:table-cell>
          <table:table-cell table:style-name="ce44" office:value-type="float" office:value="0.61454" calcext:value-type="float">
            <text:p>0.61454 </text:p>
          </table:table-cell>
          <table:table-cell table:style-name="ce44" office:value-type="float" office:value="0.61555" calcext:value-type="float">
            <text:p>0.61555 </text:p>
          </table:table-cell>
          <table:table-cell table:style-name="ce44" office:value-type="float" office:value="0.74561" calcext:value-type="float">
            <text:p>0.74561 </text:p>
          </table:table-cell>
          <table:table-cell table:style-name="ce44" office:value-type="float" office:value="0.49626" calcext:value-type="float">
            <text:p>0.49626 </text:p>
          </table:table-cell>
          <table:table-cell table:style-name="ce47" office:value-type="float" office:value="0.6520925" calcext:value-type="float">
            <text:p>0.65209 </text:p>
          </table:table-cell>
          <table:table-cell table:style-name="ce50" office:value-type="float" office:value="0.65239" calcext:value-type="float">
            <text:p>0.65239 </text:p>
          </table:table-cell>
          <table:table-cell table:style-name="ce50" office:value-type="float" office:value="0.64165" calcext:value-type="float">
            <text:p>0.64165 </text:p>
          </table:table-cell>
          <table:table-cell table:style-name="ce50" office:value-type="float" office:value="0.74317" calcext:value-type="float">
            <text:p>0.74317 </text:p>
          </table:table-cell>
          <table:table-cell table:style-name="ce50" office:value-type="float" office:value="0.57116" calcext:value-type="float">
            <text:p>0.57116 </text:p>
          </table:table-cell>
          <table:table-cell table:number-columns-repeated="994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opt_150ep_SGD_lr0_lower</text:p>
          </table:table-cell>
          <table:table-cell table:style-name="ce13" office:value-type="string" calcext:value-type="string">
            <text:p>optimizers</text:p>
          </table:table-cell>
          <table:table-cell table:style-name="ce14" office:value-type="float" office:value="150" calcext:value-type="float">
            <text:p>150</text:p>
          </table:table-cell>
          <table:table-cell table:style-name="ce20" office:value-type="float" office:value="0.673225" calcext:value-type="float">
            <text:p>0.67323 </text:p>
          </table:table-cell>
          <table:table-cell table:style-name="ce25" office:value-type="float" office:value="0.65798" calcext:value-type="float">
            <text:p>0.65798 </text:p>
          </table:table-cell>
          <table:table-cell table:style-name="ce25" office:value-type="float" office:value="0.63504" calcext:value-type="float">
            <text:p>0.63504 </text:p>
          </table:table-cell>
          <table:table-cell table:style-name="ce25" office:value-type="float" office:value="0.79564" calcext:value-type="float">
            <text:p>0.79564 </text:p>
          </table:table-cell>
          <table:table-cell table:style-name="ce25" office:value-type="float" office:value="0.60424" calcext:value-type="float">
            <text:p>0.60424 </text:p>
          </table:table-cell>
          <table:table-cell table:style-name="ce29" office:value-type="float" office:value="0.3810025" calcext:value-type="float">
            <text:p>0.38100 </text:p>
          </table:table-cell>
          <table:table-cell table:style-name="ce32" office:value-type="float" office:value="0.39629" calcext:value-type="float">
            <text:p>0.39629 </text:p>
          </table:table-cell>
          <table:table-cell table:style-name="ce32" office:value-type="float" office:value="0.34504" calcext:value-type="float">
            <text:p>0.34504 </text:p>
          </table:table-cell>
          <table:table-cell table:style-name="ce32" office:value-type="float" office:value="0.48929" calcext:value-type="float">
            <text:p>0.48929 </text:p>
          </table:table-cell>
          <table:table-cell table:style-name="ce32" office:value-type="float" office:value="0.29339" calcext:value-type="float">
            <text:p>0.29339 </text:p>
          </table:table-cell>
          <table:table-cell table:style-name="ce35" office:value-type="float" office:value="0.69358" calcext:value-type="float">
            <text:p>0.69358 </text:p>
          </table:table-cell>
          <table:table-cell table:style-name="ce38" office:value-type="float" office:value="0.69857" calcext:value-type="float">
            <text:p>0.69857 </text:p>
          </table:table-cell>
          <table:table-cell table:style-name="ce38" office:value-type="float" office:value="0.65203" calcext:value-type="float">
            <text:p>0.65203 </text:p>
          </table:table-cell>
          <table:table-cell table:style-name="ce38" office:value-type="float" office:value="0.74379" calcext:value-type="float">
            <text:p>0.74379 </text:p>
          </table:table-cell>
          <table:table-cell table:style-name="ce38" office:value-type="float" office:value="0.67993" calcext:value-type="float">
            <text:p>0.67993 </text:p>
          </table:table-cell>
          <table:table-cell table:style-name="ce41" office:value-type="float" office:value="0.61376" calcext:value-type="float">
            <text:p>0.61376 </text:p>
          </table:table-cell>
          <table:table-cell table:style-name="ce44" office:value-type="float" office:value="0.59776" calcext:value-type="float">
            <text:p>0.59776 </text:p>
          </table:table-cell>
          <table:table-cell table:style-name="ce44" office:value-type="float" office:value="0.60294" calcext:value-type="float">
            <text:p>0.60294 </text:p>
          </table:table-cell>
          <table:table-cell table:style-name="ce44" office:value-type="float" office:value="0.73358" calcext:value-type="float">
            <text:p>0.73358 </text:p>
          </table:table-cell>
          <table:table-cell table:style-name="ce44" office:value-type="float" office:value="0.52076" calcext:value-type="float">
            <text:p>0.52076 </text:p>
          </table:table-cell>
          <table:table-cell table:style-name="ce47" office:value-type="float" office:value="0.649805" calcext:value-type="float">
            <text:p>0.64981 </text:p>
          </table:table-cell>
          <table:table-cell table:style-name="ce50" office:value-type="float" office:value="0.64425" calcext:value-type="float">
            <text:p>0.64425 </text:p>
          </table:table-cell>
          <table:table-cell table:style-name="ce50" office:value-type="float" office:value="0.62652" calcext:value-type="float">
            <text:p>0.62652 </text:p>
          </table:table-cell>
          <table:table-cell table:style-name="ce50" office:value-type="float" office:value="0.73865" calcext:value-type="float">
            <text:p>0.73865 </text:p>
          </table:table-cell>
          <table:table-cell table:style-name="ce50" office:value-type="float" office:value="0.5898" calcext:value-type="float">
            <text:p>0.58980 </text:p>
          </table:table-cell>
          <table:table-cell table:number-columns-repeated="994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10" office:value-type="string" calcext:value-type="string">
            <office:annotation draw:style-name="gr1" draw:text-style-name="P2" svg:width="1.1413in" svg:height="0.8567in" svg:x="2.5728in" svg:y="0.476in" draw:caption-point-x="-0.2402in" draw:caption-point-y="0.5945in">
              <dc:date>2026-02-18T00:00:00</dc:date>
              <text:p text:style-name="P1"><text:span text:style-name="T1">käytetty eri datasettia (PP_</text:span>KAIKILLAMAUSTEILLA v. PP_kaikki)</text:p>
            </office:annotation>
            <text:p>1st_150ep</text:p>
          </table:table-cell>
          <table:table-cell table:style-name="ce12" office:value-type="string" calcext:value-type="string">
            <text:p>long_runs</text:p>
          </table:table-cell>
          <table:table-cell table:style-name="ce14" office:value-type="float" office:value="150" calcext:value-type="float">
            <text:p>150</text:p>
          </table:table-cell>
          <table:table-cell table:style-name="ce21" office:value-type="float" office:value="0.6725825" calcext:value-type="float">
            <text:p>0.67258 </text:p>
          </table:table-cell>
          <table:table-cell table:style-name="ce26" office:value-type="float" office:value="0.66673" calcext:value-type="float">
            <text:p>0.66673 </text:p>
          </table:table-cell>
          <table:table-cell table:style-name="ce26" office:value-type="float" office:value="0.64704" calcext:value-type="float">
            <text:p>0.64704 </text:p>
          </table:table-cell>
          <table:table-cell table:style-name="ce26" office:value-type="float" office:value="0.79851" calcext:value-type="float">
            <text:p>0.79851 </text:p>
          </table:table-cell>
          <table:table-cell table:style-name="ce26" office:value-type="float" office:value="0.57805" calcext:value-type="float">
            <text:p>0.57805 </text:p>
          </table:table-cell>
          <table:table-cell table:style-name="ce30" office:value-type="float" office:value="0.3887425" calcext:value-type="float">
            <text:p>0.38874 </text:p>
          </table:table-cell>
          <table:table-cell table:style-name="ce33" office:value-type="float" office:value="0.41075" calcext:value-type="float">
            <text:p>0.41075 </text:p>
          </table:table-cell>
          <table:table-cell table:style-name="ce33" office:value-type="float" office:value="0.35618" calcext:value-type="float">
            <text:p>0.35618 </text:p>
          </table:table-cell>
          <table:table-cell table:style-name="ce33" office:value-type="float" office:value="0.50083" calcext:value-type="float">
            <text:p>0.50083 </text:p>
          </table:table-cell>
          <table:table-cell table:style-name="ce33" office:value-type="float" office:value="0.28721" calcext:value-type="float">
            <text:p>0.28721 </text:p>
          </table:table-cell>
          <table:table-cell table:style-name="ce36" office:value-type="float" office:value="0.7067575" calcext:value-type="float">
            <text:p>0.70676 </text:p>
          </table:table-cell>
          <table:table-cell table:style-name="ce39" office:value-type="float" office:value="0.69883" calcext:value-type="float">
            <text:p>0.69883 </text:p>
          </table:table-cell>
          <table:table-cell table:style-name="ce39" office:value-type="float" office:value="0.66823" calcext:value-type="float">
            <text:p>0.66823 </text:p>
          </table:table-cell>
          <table:table-cell table:style-name="ce39" office:value-type="float" office:value="0.73995" calcext:value-type="float">
            <text:p>0.73995 </text:p>
          </table:table-cell>
          <table:table-cell table:style-name="ce39" office:value-type="float" office:value="0.72002" calcext:value-type="float">
            <text:p>0.72002 </text:p>
          </table:table-cell>
          <table:table-cell table:style-name="ce42" office:value-type="float" office:value="0.6035825" calcext:value-type="float">
            <text:p>0.60358 </text:p>
          </table:table-cell>
          <table:table-cell table:style-name="ce45" office:value-type="float" office:value="0.59739" calcext:value-type="float">
            <text:p>0.59739 </text:p>
          </table:table-cell>
          <table:table-cell table:style-name="ce45" office:value-type="float" office:value="0.58745" calcext:value-type="float">
            <text:p>0.58745 </text:p>
          </table:table-cell>
          <table:table-cell table:style-name="ce45" office:value-type="float" office:value="0.75116" calcext:value-type="float">
            <text:p>0.75116 </text:p>
          </table:table-cell>
          <table:table-cell table:style-name="ce45" office:value-type="float" office:value="0.47833" calcext:value-type="float">
            <text:p>0.47833 </text:p>
          </table:table-cell>
          <table:table-cell table:style-name="ce48" office:value-type="float" office:value="0.6474225" calcext:value-type="float">
            <text:p>0.64742 </text:p>
          </table:table-cell>
          <table:table-cell table:style-name="ce51" office:value-type="float" office:value="0.64414" calcext:value-type="float">
            <text:p>0.64414 </text:p>
          </table:table-cell>
          <table:table-cell table:style-name="ce51" office:value-type="float" office:value="0.62524" calcext:value-type="float">
            <text:p>0.62524 </text:p>
          </table:table-cell>
          <table:table-cell table:style-name="ce51" office:value-type="float" office:value="0.74551" calcext:value-type="float">
            <text:p>0.74551 </text:p>
          </table:table-cell>
          <table:table-cell table:style-name="ce51" office:value-type="float" office:value="0.5748" calcext:value-type="float">
            <text:p>0.57480 </text:p>
          </table:table-cell>
          <table:table-cell table:number-columns-repeated="994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150ep_crop</text:p>
          </table:table-cell>
          <table:table-cell table:style-name="ce12" office:value-type="string" calcext:value-type="string">
            <text:p>long_runs</text:p>
          </table:table-cell>
          <table:table-cell table:style-name="ce14" office:value-type="float" office:value="150" calcext:value-type="float">
            <text:p>150</text:p>
          </table:table-cell>
          <table:table-cell table:style-name="ce20" office:value-type="float" office:value="0.6721175" calcext:value-type="float">
            <text:p>0.67212 </text:p>
          </table:table-cell>
          <table:table-cell table:style-name="ce25" office:value-type="float" office:value="0.66129" calcext:value-type="float">
            <text:p>0.66129 </text:p>
          </table:table-cell>
          <table:table-cell table:style-name="ce25" office:value-type="float" office:value="0.64049" calcext:value-type="float">
            <text:p>0.64049 </text:p>
          </table:table-cell>
          <table:table-cell table:style-name="ce25" office:value-type="float" office:value="0.79027" calcext:value-type="float">
            <text:p>0.79027 </text:p>
          </table:table-cell>
          <table:table-cell table:style-name="ce25" office:value-type="float" office:value="0.59642" calcext:value-type="float">
            <text:p>0.59642 </text:p>
          </table:table-cell>
          <table:table-cell table:style-name="ce29" office:value-type="float" office:value="0.38588" calcext:value-type="float">
            <text:p>0.38588 </text:p>
          </table:table-cell>
          <table:table-cell table:style-name="ce32" office:value-type="float" office:value="0.40323" calcext:value-type="float">
            <text:p>0.40323 </text:p>
          </table:table-cell>
          <table:table-cell table:style-name="ce32" office:value-type="float" office:value="0.35328" calcext:value-type="float">
            <text:p>0.35328 </text:p>
          </table:table-cell>
          <table:table-cell table:style-name="ce32" office:value-type="float" office:value="0.48681" calcext:value-type="float">
            <text:p>0.48681 </text:p>
          </table:table-cell>
          <table:table-cell table:style-name="ce32" office:value-type="float" office:value="0.3002" calcext:value-type="float">
            <text:p>0.30020 </text:p>
          </table:table-cell>
          <table:table-cell table:style-name="ce35" office:value-type="float" office:value="0.70014" calcext:value-type="float">
            <text:p>0.70014 </text:p>
          </table:table-cell>
          <table:table-cell table:style-name="ce38" office:value-type="float" office:value="0.69059" calcext:value-type="float">
            <text:p>0.69059 </text:p>
          </table:table-cell>
          <table:table-cell table:style-name="ce38" office:value-type="float" office:value="0.66892" calcext:value-type="float">
            <text:p>0.66892 </text:p>
          </table:table-cell>
          <table:table-cell table:style-name="ce38" office:value-type="float" office:value="0.7392" calcext:value-type="float">
            <text:p>0.73920 </text:p>
          </table:table-cell>
          <table:table-cell table:style-name="ce38" office:value-type="float" office:value="0.70185" calcext:value-type="float">
            <text:p>0.70185 </text:p>
          </table:table-cell>
          <table:table-cell table:style-name="ce41" office:value-type="float" office:value="0.6031525" calcext:value-type="float">
            <text:p>0.60315 </text:p>
          </table:table-cell>
          <table:table-cell table:style-name="ce44" office:value-type="float" office:value="0.59548" calcext:value-type="float">
            <text:p>0.59548 </text:p>
          </table:table-cell>
          <table:table-cell table:style-name="ce44" office:value-type="float" office:value="0.59722" calcext:value-type="float">
            <text:p>0.59722 </text:p>
          </table:table-cell>
          <table:table-cell table:style-name="ce44" office:value-type="float" office:value="0.7308" calcext:value-type="float">
            <text:p>0.73080 </text:p>
          </table:table-cell>
          <table:table-cell table:style-name="ce44" office:value-type="float" office:value="0.48911" calcext:value-type="float">
            <text:p>0.48911 </text:p>
          </table:table-cell>
          <table:table-cell table:style-name="ce47" office:value-type="float" office:value="0.645505" calcext:value-type="float">
            <text:p>0.64551 </text:p>
          </table:table-cell>
          <table:table-cell table:style-name="ce50" office:value-type="float" office:value="0.63952" calcext:value-type="float">
            <text:p>0.63952 </text:p>
          </table:table-cell>
          <table:table-cell table:style-name="ce50" office:value-type="float" office:value="0.63104" calcext:value-type="float">
            <text:p>0.63104 </text:p>
          </table:table-cell>
          <table:table-cell table:style-name="ce50" office:value-type="float" office:value="0.73498" calcext:value-type="float">
            <text:p>0.73498 </text:p>
          </table:table-cell>
          <table:table-cell table:style-name="ce50" office:value-type="float" office:value="0.57648" calcext:value-type="float">
            <text:p>0.57648 </text:p>
          </table:table-cell>
          <table:table-cell table:number-columns-repeated="994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150ep_lr0_half</text:p>
          </table:table-cell>
          <table:table-cell table:style-name="ce12" office:value-type="string" calcext:value-type="string">
            <text:p>long_runs</text:p>
          </table:table-cell>
          <table:table-cell table:style-name="ce14" office:value-type="float" office:value="150" calcext:value-type="float">
            <text:p>150</text:p>
          </table:table-cell>
          <table:table-cell table:style-name="ce20" office:value-type="float" office:value="0.6721175" calcext:value-type="float">
            <text:p>0.67212 </text:p>
          </table:table-cell>
          <table:table-cell table:style-name="ce25" office:value-type="float" office:value="0.66129" calcext:value-type="float">
            <text:p>0.66129 </text:p>
          </table:table-cell>
          <table:table-cell table:style-name="ce25" office:value-type="float" office:value="0.64049" calcext:value-type="float">
            <text:p>0.64049 </text:p>
          </table:table-cell>
          <table:table-cell table:style-name="ce25" office:value-type="float" office:value="0.79027" calcext:value-type="float">
            <text:p>0.79027 </text:p>
          </table:table-cell>
          <table:table-cell table:style-name="ce25" office:value-type="float" office:value="0.59642" calcext:value-type="float">
            <text:p>0.59642 </text:p>
          </table:table-cell>
          <table:table-cell table:style-name="ce29" office:value-type="float" office:value="0.38588" calcext:value-type="float">
            <text:p>0.38588 </text:p>
          </table:table-cell>
          <table:table-cell table:style-name="ce32" office:value-type="float" office:value="0.40323" calcext:value-type="float">
            <text:p>0.40323 </text:p>
          </table:table-cell>
          <table:table-cell table:style-name="ce32" office:value-type="float" office:value="0.35328" calcext:value-type="float">
            <text:p>0.35328 </text:p>
          </table:table-cell>
          <table:table-cell table:style-name="ce32" office:value-type="float" office:value="0.48681" calcext:value-type="float">
            <text:p>0.48681 </text:p>
          </table:table-cell>
          <table:table-cell table:style-name="ce32" office:value-type="float" office:value="0.3002" calcext:value-type="float">
            <text:p>0.30020 </text:p>
          </table:table-cell>
          <table:table-cell table:style-name="ce35" office:value-type="float" office:value="0.70014" calcext:value-type="float">
            <text:p>0.70014 </text:p>
          </table:table-cell>
          <table:table-cell table:style-name="ce38" office:value-type="float" office:value="0.69059" calcext:value-type="float">
            <text:p>0.69059 </text:p>
          </table:table-cell>
          <table:table-cell table:style-name="ce38" office:value-type="float" office:value="0.66892" calcext:value-type="float">
            <text:p>0.66892 </text:p>
          </table:table-cell>
          <table:table-cell table:style-name="ce38" office:value-type="float" office:value="0.7392" calcext:value-type="float">
            <text:p>0.73920 </text:p>
          </table:table-cell>
          <table:table-cell table:style-name="ce38" office:value-type="float" office:value="0.70185" calcext:value-type="float">
            <text:p>0.70185 </text:p>
          </table:table-cell>
          <table:table-cell table:style-name="ce41" office:value-type="float" office:value="0.6031525" calcext:value-type="float">
            <text:p>0.60315 </text:p>
          </table:table-cell>
          <table:table-cell table:style-name="ce44" office:value-type="float" office:value="0.59548" calcext:value-type="float">
            <text:p>0.59548 </text:p>
          </table:table-cell>
          <table:table-cell table:style-name="ce44" office:value-type="float" office:value="0.59722" calcext:value-type="float">
            <text:p>0.59722 </text:p>
          </table:table-cell>
          <table:table-cell table:style-name="ce44" office:value-type="float" office:value="0.7308" calcext:value-type="float">
            <text:p>0.73080 </text:p>
          </table:table-cell>
          <table:table-cell table:style-name="ce44" office:value-type="float" office:value="0.48911" calcext:value-type="float">
            <text:p>0.48911 </text:p>
          </table:table-cell>
          <table:table-cell table:style-name="ce47" office:value-type="float" office:value="0.645505" calcext:value-type="float">
            <text:p>0.64551 </text:p>
          </table:table-cell>
          <table:table-cell table:style-name="ce50" office:value-type="float" office:value="0.63952" calcext:value-type="float">
            <text:p>0.63952 </text:p>
          </table:table-cell>
          <table:table-cell table:style-name="ce50" office:value-type="float" office:value="0.63104" calcext:value-type="float">
            <text:p>0.63104 </text:p>
          </table:table-cell>
          <table:table-cell table:style-name="ce50" office:value-type="float" office:value="0.73498" calcext:value-type="float">
            <text:p>0.73498 </text:p>
          </table:table-cell>
          <table:table-cell table:style-name="ce50" office:value-type="float" office:value="0.57648" calcext:value-type="float">
            <text:p>0.57648 </text:p>
          </table:table-cell>
          <table:table-cell table:number-columns-repeated="994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office:value-type="string" calcext:value-type="string">
            <text:p>opt_150ep_SGD_mom_higher</text:p>
          </table:table-cell>
          <table:table-cell table:style-name="ce13" office:value-type="string" calcext:value-type="string">
            <text:p>optimizers</text:p>
          </table:table-cell>
          <table:table-cell table:style-name="ce14" office:value-type="float" office:value="150" calcext:value-type="float">
            <text:p>150</text:p>
          </table:table-cell>
          <table:table-cell table:style-name="ce20" office:value-type="float" office:value="0.666635" calcext:value-type="float">
            <text:p>0.66664 </text:p>
          </table:table-cell>
          <table:table-cell table:style-name="ce25" office:value-type="float" office:value="0.6577" calcext:value-type="float">
            <text:p>0.65770 </text:p>
          </table:table-cell>
          <table:table-cell table:style-name="ce25" office:value-type="float" office:value="0.64338" calcext:value-type="float">
            <text:p>0.64338 </text:p>
          </table:table-cell>
          <table:table-cell table:style-name="ce25" office:value-type="float" office:value="0.78162" calcext:value-type="float">
            <text:p>0.78162 </text:p>
          </table:table-cell>
          <table:table-cell table:style-name="ce25" office:value-type="float" office:value="0.58384" calcext:value-type="float">
            <text:p>0.58384 </text:p>
          </table:table-cell>
          <table:table-cell table:style-name="ce29" office:value-type="float" office:value="0.38025" calcext:value-type="float">
            <text:p>0.38025 </text:p>
          </table:table-cell>
          <table:table-cell table:style-name="ce32" office:value-type="float" office:value="0.40322" calcext:value-type="float">
            <text:p>0.40322 </text:p>
          </table:table-cell>
          <table:table-cell table:style-name="ce32" office:value-type="float" office:value="0.35255" calcext:value-type="float">
            <text:p>0.35255 </text:p>
          </table:table-cell>
          <table:table-cell table:style-name="ce32" office:value-type="float" office:value="0.47934" calcext:value-type="float">
            <text:p>0.47934 </text:p>
          </table:table-cell>
          <table:table-cell table:style-name="ce32" office:value-type="float" office:value="0.28589" calcext:value-type="float">
            <text:p>0.28589 </text:p>
          </table:table-cell>
          <table:table-cell table:style-name="ce35" office:value-type="float" office:value="0.69372" calcext:value-type="float">
            <text:p>0.69372 </text:p>
          </table:table-cell>
          <table:table-cell table:style-name="ce38" office:value-type="float" office:value="0.67169" calcext:value-type="float">
            <text:p>0.67169 </text:p>
          </table:table-cell>
          <table:table-cell table:style-name="ce38" office:value-type="float" office:value="0.65355" calcext:value-type="float">
            <text:p>0.65355 </text:p>
          </table:table-cell>
          <table:table-cell table:style-name="ce38" office:value-type="float" office:value="0.74051" calcext:value-type="float">
            <text:p>0.74051 </text:p>
          </table:table-cell>
          <table:table-cell table:style-name="ce38" office:value-type="float" office:value="0.70913" calcext:value-type="float">
            <text:p>0.70913 </text:p>
          </table:table-cell>
          <table:table-cell table:style-name="ce41" office:value-type="float" office:value="0.59982" calcext:value-type="float">
            <text:p>0.59982 </text:p>
          </table:table-cell>
          <table:table-cell table:style-name="ce44" office:value-type="float" office:value="0.60224" calcext:value-type="float">
            <text:p>0.60224 </text:p>
          </table:table-cell>
          <table:table-cell table:style-name="ce44" office:value-type="float" office:value="0.59645" calcext:value-type="float">
            <text:p>0.59645 </text:p>
          </table:table-cell>
          <table:table-cell table:style-name="ce44" office:value-type="float" office:value="0.72525" calcext:value-type="float">
            <text:p>0.72525 </text:p>
          </table:table-cell>
          <table:table-cell table:style-name="ce44" office:value-type="float" office:value="0.47534" calcext:value-type="float">
            <text:p>0.47534 </text:p>
          </table:table-cell>
          <table:table-cell table:style-name="ce47" office:value-type="float" office:value="0.6401825" calcext:value-type="float">
            <text:p>0.64018 </text:p>
          </table:table-cell>
          <table:table-cell table:style-name="ce50" office:value-type="float" office:value="0.63507" calcext:value-type="float">
            <text:p>0.63507 </text:p>
          </table:table-cell>
          <table:table-cell table:style-name="ce50" office:value-type="float" office:value="0.6237" calcext:value-type="float">
            <text:p>0.62370 </text:p>
          </table:table-cell>
          <table:table-cell table:style-name="ce50" office:value-type="float" office:value="0.7328" calcext:value-type="float">
            <text:p>0.73280 </text:p>
          </table:table-cell>
          <table:table-cell table:style-name="ce50" office:value-type="float" office:value="0.56916" calcext:value-type="float">
            <text:p>0.56916 </text:p>
          </table:table-cell>
          <table:table-cell table:number-columns-repeated="994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11" office:value-type="string" calcext:value-type="string">
            <text:p>180ep_normal</text:p>
          </table:table-cell>
          <table:table-cell table:style-name="ce12" office:value-type="string" calcext:value-type="string">
            <text:p>long_runs</text:p>
          </table:table-cell>
          <table:table-cell table:style-name="ce16" office:value-type="float" office:value="180" calcext:value-type="float">
            <text:p>180</text:p>
          </table:table-cell>
          <table:table-cell table:style-name="ce20" office:value-type="float" office:value="0.6657375" calcext:value-type="float">
            <text:p>0.66574 </text:p>
          </table:table-cell>
          <table:table-cell table:style-name="ce25" office:value-type="float" office:value="0.65702" calcext:value-type="float">
            <text:p>0.65702 </text:p>
          </table:table-cell>
          <table:table-cell table:style-name="ce25" office:value-type="float" office:value="0.64531" calcext:value-type="float">
            <text:p>0.64531 </text:p>
          </table:table-cell>
          <table:table-cell table:style-name="ce25" office:value-type="float" office:value="0.77286" calcext:value-type="float">
            <text:p>0.77286 </text:p>
          </table:table-cell>
          <table:table-cell table:style-name="ce25" office:value-type="float" office:value="0.58776" calcext:value-type="float">
            <text:p>0.58776 </text:p>
          </table:table-cell>
          <table:table-cell table:style-name="ce29" office:value-type="float" office:value="0.3763" calcext:value-type="float">
            <text:p>0.37630 </text:p>
          </table:table-cell>
          <table:table-cell table:style-name="ce32" office:value-type="float" office:value="0.39678" calcext:value-type="float">
            <text:p>0.39678 </text:p>
          </table:table-cell>
          <table:table-cell table:style-name="ce32" office:value-type="float" office:value="0.34841" calcext:value-type="float">
            <text:p>0.34841 </text:p>
          </table:table-cell>
          <table:table-cell table:style-name="ce32" office:value-type="float" office:value="0.47176" calcext:value-type="float">
            <text:p>0.47176 </text:p>
          </table:table-cell>
          <table:table-cell table:style-name="ce32" office:value-type="float" office:value="0.28825" calcext:value-type="float">
            <text:p>0.28825 </text:p>
          </table:table-cell>
          <table:table-cell table:style-name="ce35" office:value-type="float" office:value="0.6969975" calcext:value-type="float">
            <text:p>0.69700 </text:p>
          </table:table-cell>
          <table:table-cell table:style-name="ce38" office:value-type="float" office:value="0.68152" calcext:value-type="float">
            <text:p>0.68152 </text:p>
          </table:table-cell>
          <table:table-cell table:style-name="ce38" office:value-type="float" office:value="0.65183" calcext:value-type="float">
            <text:p>0.65183 </text:p>
          </table:table-cell>
          <table:table-cell table:style-name="ce38" office:value-type="float" office:value="0.73849" calcext:value-type="float">
            <text:p>0.73849 </text:p>
          </table:table-cell>
          <table:table-cell table:style-name="ce38" office:value-type="float" office:value="0.71615" calcext:value-type="float">
            <text:p>0.71615 </text:p>
          </table:table-cell>
          <table:table-cell table:style-name="ce41" office:value-type="float" office:value="0.596025" calcext:value-type="float">
            <text:p>0.59603 </text:p>
          </table:table-cell>
          <table:table-cell table:style-name="ce44" office:value-type="float" office:value="0.59515" calcext:value-type="float">
            <text:p>0.59515 </text:p>
          </table:table-cell>
          <table:table-cell table:style-name="ce44" office:value-type="float" office:value="0.60294" calcext:value-type="float">
            <text:p>0.60294 </text:p>
          </table:table-cell>
          <table:table-cell table:style-name="ce44" office:value-type="float" office:value="0.70768" calcext:value-type="float">
            <text:p>0.70768 </text:p>
          </table:table-cell>
          <table:table-cell table:style-name="ce44" office:value-type="float" office:value="0.47833" calcext:value-type="float">
            <text:p>0.47833 </text:p>
          </table:table-cell>
          <table:table-cell table:style-name="ce47" office:value-type="float" office:value="0.63954" calcext:value-type="float">
            <text:p>0.63954 </text:p>
          </table:table-cell>
          <table:table-cell table:style-name="ce50" office:value-type="float" office:value="0.63541" calcext:value-type="float">
            <text:p>0.63541 </text:p>
          </table:table-cell>
          <table:table-cell table:style-name="ce50" office:value-type="float" office:value="0.62643" calcext:value-type="float">
            <text:p>0.62643 </text:p>
          </table:table-cell>
          <table:table-cell table:style-name="ce50" office:value-type="float" office:value="0.72276" calcext:value-type="float">
            <text:p>0.72276 </text:p>
          </table:table-cell>
          <table:table-cell table:style-name="ce50" office:value-type="float" office:value="0.57356" calcext:value-type="float">
            <text:p>0.57356 </text:p>
          </table:table-cell>
          <table:table-cell table:number-columns-repeated="994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office:value-type="string" calcext:value-type="string">
            <text:p>opt_150ep_SGD_lr0</text:p>
          </table:table-cell>
          <table:table-cell table:style-name="ce13" office:value-type="string" calcext:value-type="string">
            <text:p>optimizers</text:p>
          </table:table-cell>
          <table:table-cell table:style-name="ce14" office:value-type="float" office:value="150" calcext:value-type="float">
            <text:p>150</text:p>
          </table:table-cell>
          <table:table-cell table:style-name="ce20" office:value-type="float" office:value="0.665025" calcext:value-type="float">
            <text:p>0.66503 </text:p>
          </table:table-cell>
          <table:table-cell table:style-name="ce25" office:value-type="float" office:value="0.65301" calcext:value-type="float">
            <text:p>0.65301 </text:p>
          </table:table-cell>
          <table:table-cell table:style-name="ce25" office:value-type="float" office:value="0.62908" calcext:value-type="float">
            <text:p>0.62908 </text:p>
          </table:table-cell>
          <table:table-cell table:style-name="ce25" office:value-type="float" office:value="0.77719" calcext:value-type="float">
            <text:p>0.77719 </text:p>
          </table:table-cell>
          <table:table-cell table:style-name="ce25" office:value-type="float" office:value="0.60082" calcext:value-type="float">
            <text:p>0.60082 </text:p>
          </table:table-cell>
          <table:table-cell table:style-name="ce29" office:value-type="float" office:value="0.3748675" calcext:value-type="float">
            <text:p>0.37487 </text:p>
          </table:table-cell>
          <table:table-cell table:style-name="ce32" office:value-type="float" office:value="0.39421" calcext:value-type="float">
            <text:p>0.39421 </text:p>
          </table:table-cell>
          <table:table-cell table:style-name="ce32" office:value-type="float" office:value="0.33925" calcext:value-type="float">
            <text:p>0.33925 </text:p>
          </table:table-cell>
          <table:table-cell table:style-name="ce32" office:value-type="float" office:value="0.47448" calcext:value-type="float">
            <text:p>0.47448 </text:p>
          </table:table-cell>
          <table:table-cell table:style-name="ce32" office:value-type="float" office:value="0.29153" calcext:value-type="float">
            <text:p>0.29153 </text:p>
          </table:table-cell>
          <table:table-cell table:style-name="ce35" office:value-type="float" office:value="0.6958325" calcext:value-type="float">
            <text:p>0.69583 </text:p>
          </table:table-cell>
          <table:table-cell table:style-name="ce38" office:value-type="float" office:value="0.69179" calcext:value-type="float">
            <text:p>0.69179 </text:p>
          </table:table-cell>
          <table:table-cell table:style-name="ce38" office:value-type="float" office:value="0.65343" calcext:value-type="float">
            <text:p>0.65343 </text:p>
          </table:table-cell>
          <table:table-cell table:style-name="ce38" office:value-type="float" office:value="0.72901" calcext:value-type="float">
            <text:p>0.72901 </text:p>
          </table:table-cell>
          <table:table-cell table:style-name="ce38" office:value-type="float" office:value="0.7091" calcext:value-type="float">
            <text:p>0.70910 </text:p>
          </table:table-cell>
          <table:table-cell table:style-name="ce41" office:value-type="float" office:value="0.59787" calcext:value-type="float">
            <text:p>0.59787 </text:p>
          </table:table-cell>
          <table:table-cell table:style-name="ce44" office:value-type="float" office:value="0.58993" calcext:value-type="float">
            <text:p>0.58993 </text:p>
          </table:table-cell>
          <table:table-cell table:style-name="ce44" office:value-type="float" office:value="0.5838" calcext:value-type="float">
            <text:p>0.58380 </text:p>
          </table:table-cell>
          <table:table-cell table:style-name="ce44" office:value-type="float" office:value="0.70953" calcext:value-type="float">
            <text:p>0.70953 </text:p>
          </table:table-cell>
          <table:table-cell table:style-name="ce44" office:value-type="float" office:value="0.50822" calcext:value-type="float">
            <text:p>0.50822 </text:p>
          </table:table-cell>
          <table:table-cell table:style-name="ce47" office:value-type="float" office:value="0.641175" calcext:value-type="float">
            <text:p>0.64118 </text:p>
          </table:table-cell>
          <table:table-cell table:style-name="ce50" office:value-type="float" office:value="0.63681" calcext:value-type="float">
            <text:p>0.63681 </text:p>
          </table:table-cell>
          <table:table-cell table:style-name="ce50" office:value-type="float" office:value="0.61666" calcext:value-type="float">
            <text:p>0.61666 </text:p>
          </table:table-cell>
          <table:table-cell table:style-name="ce50" office:value-type="float" office:value="0.71914" calcext:value-type="float">
            <text:p>0.71914 </text:p>
          </table:table-cell>
          <table:table-cell table:style-name="ce50" office:value-type="float" office:value="0.59209" calcext:value-type="float">
            <text:p>0.59209 </text:p>
          </table:table-cell>
          <table:table-cell table:number-columns-repeated="994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office:value-type="string" calcext:value-type="string">
            <text:p>opt_150ep_SGD</text:p>
          </table:table-cell>
          <table:table-cell table:style-name="ce13" office:value-type="string" calcext:value-type="string">
            <text:p>optimizers</text:p>
          </table:table-cell>
          <table:table-cell table:style-name="ce14" office:value-type="float" office:value="150" calcext:value-type="float">
            <text:p>150</text:p>
          </table:table-cell>
          <table:table-cell table:style-name="ce20" office:value-type="float" office:value="0.6634975" calcext:value-type="float">
            <text:p>0.66350 </text:p>
          </table:table-cell>
          <table:table-cell table:style-name="ce25" office:value-type="float" office:value="0.65429" calcext:value-type="float">
            <text:p>0.65429 </text:p>
          </table:table-cell>
          <table:table-cell table:style-name="ce25" office:value-type="float" office:value="0.64383" calcext:value-type="float">
            <text:p>0.64383 </text:p>
          </table:table-cell>
          <table:table-cell table:style-name="ce25" office:value-type="float" office:value="0.77288" calcext:value-type="float">
            <text:p>0.77288 </text:p>
          </table:table-cell>
          <table:table-cell table:style-name="ce25" office:value-type="float" office:value="0.58299" calcext:value-type="float">
            <text:p>0.58299 </text:p>
          </table:table-cell>
          <table:table-cell table:style-name="ce29" office:value-type="float" office:value="0.3789025" calcext:value-type="float">
            <text:p>0.37890 </text:p>
          </table:table-cell>
          <table:table-cell table:style-name="ce32" office:value-type="float" office:value="0.39935" calcext:value-type="float">
            <text:p>0.39935 </text:p>
          </table:table-cell>
          <table:table-cell table:style-name="ce32" office:value-type="float" office:value="0.35383" calcext:value-type="float">
            <text:p>0.35383 </text:p>
          </table:table-cell>
          <table:table-cell table:style-name="ce32" office:value-type="float" office:value="0.47584" calcext:value-type="float">
            <text:p>0.47584 </text:p>
          </table:table-cell>
          <table:table-cell table:style-name="ce32" office:value-type="float" office:value="0.28659" calcext:value-type="float">
            <text:p>0.28659 </text:p>
          </table:table-cell>
          <table:table-cell table:style-name="ce35" office:value-type="float" office:value="0.68989" calcext:value-type="float">
            <text:p>0.68989 </text:p>
          </table:table-cell>
          <table:table-cell table:style-name="ce38" office:value-type="float" office:value="0.68418" calcext:value-type="float">
            <text:p>0.68418 </text:p>
          </table:table-cell>
          <table:table-cell table:style-name="ce38" office:value-type="float" office:value="0.64889" calcext:value-type="float">
            <text:p>0.64889 </text:p>
          </table:table-cell>
          <table:table-cell table:style-name="ce38" office:value-type="float" office:value="0.7272" calcext:value-type="float">
            <text:p>0.72720 </text:p>
          </table:table-cell>
          <table:table-cell table:style-name="ce38" office:value-type="float" office:value="0.69929" calcext:value-type="float">
            <text:p>0.69929 </text:p>
          </table:table-cell>
          <table:table-cell table:style-name="ce41" office:value-type="float" office:value="0.601855" calcext:value-type="float">
            <text:p>0.60186 </text:p>
          </table:table-cell>
          <table:table-cell table:style-name="ce44" office:value-type="float" office:value="0.59575" calcext:value-type="float">
            <text:p>0.59575 </text:p>
          </table:table-cell>
          <table:table-cell table:style-name="ce44" office:value-type="float" office:value="0.60539" calcext:value-type="float">
            <text:p>0.60539 </text:p>
          </table:table-cell>
          <table:table-cell table:style-name="ce44" office:value-type="float" office:value="0.71267" calcext:value-type="float">
            <text:p>0.71267 </text:p>
          </table:table-cell>
          <table:table-cell table:style-name="ce44" office:value-type="float" office:value="0.49361" calcext:value-type="float">
            <text:p>0.49361 </text:p>
          </table:table-cell>
          <table:table-cell table:style-name="ce47" office:value-type="float" office:value="0.6404725" calcext:value-type="float">
            <text:p>0.64047 </text:p>
          </table:table-cell>
          <table:table-cell table:style-name="ce50" office:value-type="float" office:value="0.63691" calcext:value-type="float">
            <text:p>0.63691 </text:p>
          </table:table-cell>
          <table:table-cell table:style-name="ce50" office:value-type="float" office:value="0.62639" calcext:value-type="float">
            <text:p>0.62639 </text:p>
          </table:table-cell>
          <table:table-cell table:style-name="ce50" office:value-type="float" office:value="0.71987" calcext:value-type="float">
            <text:p>0.71987 </text:p>
          </table:table-cell>
          <table:table-cell table:style-name="ce50" office:value-type="float" office:value="0.57872" calcext:value-type="float">
            <text:p>0.57872 </text:p>
          </table:table-cell>
          <table:table-cell table:number-columns-repeated="994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office:value-type="string" calcext:value-type="string">
            <text:p>150ep_hsv</text:p>
          </table:table-cell>
          <table:table-cell table:style-name="ce12" office:value-type="string" calcext:value-type="string">
            <text:p>long_runs</text:p>
          </table:table-cell>
          <table:table-cell table:style-name="ce14" office:value-type="float" office:value="150" calcext:value-type="float">
            <text:p>150</text:p>
          </table:table-cell>
          <table:table-cell table:style-name="ce20" office:value-type="float" office:value="0.662365" calcext:value-type="float">
            <text:p>0.66237 </text:p>
          </table:table-cell>
          <table:table-cell table:style-name="ce25" office:value-type="float" office:value="0.65515" calcext:value-type="float">
            <text:p>0.65515 </text:p>
          </table:table-cell>
          <table:table-cell table:style-name="ce25" office:value-type="float" office:value="0.63087" calcext:value-type="float">
            <text:p>0.63087 </text:p>
          </table:table-cell>
          <table:table-cell table:style-name="ce25" office:value-type="float" office:value="0.78343" calcext:value-type="float">
            <text:p>0.78343 </text:p>
          </table:table-cell>
          <table:table-cell table:style-name="ce25" office:value-type="float" office:value="0.58001" calcext:value-type="float">
            <text:p>0.58001 </text:p>
          </table:table-cell>
          <table:table-cell table:style-name="ce29" office:value-type="float" office:value="0.3773775" calcext:value-type="float">
            <text:p>0.37738 </text:p>
          </table:table-cell>
          <table:table-cell table:style-name="ce32" office:value-type="float" office:value="0.39856" calcext:value-type="float">
            <text:p>0.39856 </text:p>
          </table:table-cell>
          <table:table-cell table:style-name="ce32" office:value-type="float" office:value="0.34605" calcext:value-type="float">
            <text:p>0.34605 </text:p>
          </table:table-cell>
          <table:table-cell table:style-name="ce32" office:value-type="float" office:value="0.48231" calcext:value-type="float">
            <text:p>0.48231 </text:p>
          </table:table-cell>
          <table:table-cell table:style-name="ce32" office:value-type="float" office:value="0.28259" calcext:value-type="float">
            <text:p>0.28259 </text:p>
          </table:table-cell>
          <table:table-cell table:style-name="ce35" office:value-type="float" office:value="0.7038575" calcext:value-type="float">
            <text:p>0.70386 </text:p>
          </table:table-cell>
          <table:table-cell table:style-name="ce38" office:value-type="float" office:value="0.68906" calcext:value-type="float">
            <text:p>0.68906 </text:p>
          </table:table-cell>
          <table:table-cell table:style-name="ce38" office:value-type="float" office:value="0.65352" calcext:value-type="float">
            <text:p>0.65352 </text:p>
          </table:table-cell>
          <table:table-cell table:style-name="ce38" office:value-type="float" office:value="0.74532" calcext:value-type="float">
            <text:p>0.74532 </text:p>
          </table:table-cell>
          <table:table-cell table:style-name="ce38" office:value-type="float" office:value="0.72753" calcext:value-type="float">
            <text:p>0.72753 </text:p>
          </table:table-cell>
          <table:table-cell table:style-name="ce41" office:value-type="float" office:value="0.59181" calcext:value-type="float">
            <text:p>0.59181 </text:p>
          </table:table-cell>
          <table:table-cell table:style-name="ce44" office:value-type="float" office:value="0.59204" calcext:value-type="float">
            <text:p>0.59204 </text:p>
          </table:table-cell>
          <table:table-cell table:style-name="ce44" office:value-type="float" office:value="0.57788" calcext:value-type="float">
            <text:p>0.57788 </text:p>
          </table:table-cell>
          <table:table-cell table:style-name="ce44" office:value-type="float" office:value="0.716" calcext:value-type="float">
            <text:p>0.71600 </text:p>
          </table:table-cell>
          <table:table-cell table:style-name="ce44" office:value-type="float" office:value="0.48132" calcext:value-type="float">
            <text:p>0.48132 </text:p>
          </table:table-cell>
          <table:table-cell table:style-name="ce47" office:value-type="float" office:value="0.6399925" calcext:value-type="float">
            <text:p>0.63999 </text:p>
          </table:table-cell>
          <table:table-cell table:style-name="ce50" office:value-type="float" office:value="0.63687" calcext:value-type="float">
            <text:p>0.63687 </text:p>
          </table:table-cell>
          <table:table-cell table:style-name="ce50" office:value-type="float" office:value="0.61338" calcext:value-type="float">
            <text:p>0.61338 </text:p>
          </table:table-cell>
          <table:table-cell table:style-name="ce50" office:value-type="float" office:value="0.73037" calcext:value-type="float">
            <text:p>0.73037 </text:p>
          </table:table-cell>
          <table:table-cell table:style-name="ce50" office:value-type="float" office:value="0.57935" calcext:value-type="float">
            <text:p>0.57935 </text:p>
          </table:table-cell>
          <table:table-cell table:number-columns-repeated="994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office:value-type="string" calcext:value-type="string">
            <text:p>opt_150ep_adamw_lr0</text:p>
          </table:table-cell>
          <table:table-cell table:style-name="ce13" office:value-type="string" calcext:value-type="string">
            <text:p>optimizers</text:p>
          </table:table-cell>
          <table:table-cell table:style-name="ce14" office:value-type="float" office:value="150" calcext:value-type="float">
            <text:p>150</text:p>
          </table:table-cell>
          <table:table-cell table:style-name="ce20" office:value-type="float" office:value="0.640335" calcext:value-type="float">
            <text:p>0.64034 </text:p>
          </table:table-cell>
          <table:table-cell table:style-name="ce25" office:value-type="float" office:value="0.64089" calcext:value-type="float">
            <text:p>0.64089 </text:p>
          </table:table-cell>
          <table:table-cell table:style-name="ce25" office:value-type="float" office:value="0.61125" calcext:value-type="float">
            <text:p>0.61125 </text:p>
          </table:table-cell>
          <table:table-cell table:style-name="ce25" office:value-type="float" office:value="0.75729" calcext:value-type="float">
            <text:p>0.75729 </text:p>
          </table:table-cell>
          <table:table-cell table:style-name="ce25" office:value-type="float" office:value="0.55191" calcext:value-type="float">
            <text:p>0.55191 </text:p>
          </table:table-cell>
          <table:table-cell table:style-name="ce29" office:value-type="float" office:value="0.358285" calcext:value-type="float">
            <text:p>0.35829 </text:p>
          </table:table-cell>
          <table:table-cell table:style-name="ce32" office:value-type="float" office:value="0.38486" calcext:value-type="float">
            <text:p>0.38486 </text:p>
          </table:table-cell>
          <table:table-cell table:style-name="ce32" office:value-type="float" office:value="0.33065" calcext:value-type="float">
            <text:p>0.33065 </text:p>
          </table:table-cell>
          <table:table-cell table:style-name="ce32" office:value-type="float" office:value="0.45572" calcext:value-type="float">
            <text:p>0.45572 </text:p>
          </table:table-cell>
          <table:table-cell table:style-name="ce32" office:value-type="float" office:value="0.26191" calcext:value-type="float">
            <text:p>0.26191 </text:p>
          </table:table-cell>
          <table:table-cell table:style-name="ce35" office:value-type="float" office:value="0.6891325" calcext:value-type="float">
            <text:p>0.68913 </text:p>
          </table:table-cell>
          <table:table-cell table:style-name="ce38" office:value-type="float" office:value="0.68679" calcext:value-type="float">
            <text:p>0.68679 </text:p>
          </table:table-cell>
          <table:table-cell table:style-name="ce38" office:value-type="float" office:value="0.64086" calcext:value-type="float">
            <text:p>0.64086 </text:p>
          </table:table-cell>
          <table:table-cell table:style-name="ce38" office:value-type="float" office:value="0.72566" calcext:value-type="float">
            <text:p>0.72566 </text:p>
          </table:table-cell>
          <table:table-cell table:style-name="ce38" office:value-type="float" office:value="0.70322" calcext:value-type="float">
            <text:p>0.70322 </text:p>
          </table:table-cell>
          <table:table-cell table:style-name="ce41" office:value-type="float" office:value="0.5802975" calcext:value-type="float">
            <text:p>0.58030 </text:p>
          </table:table-cell>
          <table:table-cell table:style-name="ce44" office:value-type="float" office:value="0.57687" calcext:value-type="float">
            <text:p>0.57687 </text:p>
          </table:table-cell>
          <table:table-cell table:style-name="ce44" office:value-type="float" office:value="0.58415" calcext:value-type="float">
            <text:p>0.58415 </text:p>
          </table:table-cell>
          <table:table-cell table:style-name="ce44" office:value-type="float" office:value="0.6938" calcext:value-type="float">
            <text:p>0.69380 </text:p>
          </table:table-cell>
          <table:table-cell table:style-name="ce44" office:value-type="float" office:value="0.46637" calcext:value-type="float">
            <text:p>0.46637 </text:p>
          </table:table-cell>
          <table:table-cell table:style-name="ce47" office:value-type="float" office:value="0.6271025" calcext:value-type="float">
            <text:p>0.62710 </text:p>
          </table:table-cell>
          <table:table-cell table:style-name="ce50" office:value-type="float" office:value="0.62704" calcext:value-type="float">
            <text:p>0.62704 </text:p>
          </table:table-cell>
          <table:table-cell table:style-name="ce50" office:value-type="float" office:value="0.61119" calcext:value-type="float">
            <text:p>0.61119 </text:p>
          </table:table-cell>
          <table:table-cell table:style-name="ce50" office:value-type="float" office:value="0.70937" calcext:value-type="float">
            <text:p>0.70937 </text:p>
          </table:table-cell>
          <table:table-cell table:style-name="ce50" office:value-type="float" office:value="0.56081" calcext:value-type="float">
            <text:p>0.56081 </text:p>
          </table:table-cell>
          <table:table-cell table:number-columns-repeated="994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office:value-type="string" calcext:value-type="string">
            <text:p>150ep_flipup</text:p>
          </table:table-cell>
          <table:table-cell table:style-name="ce12" office:value-type="string" calcext:value-type="string">
            <text:p>long_runs</text:p>
          </table:table-cell>
          <table:table-cell table:style-name="ce14" office:value-type="float" office:value="150" calcext:value-type="float">
            <text:p>150</text:p>
          </table:table-cell>
          <table:table-cell table:style-name="ce20" office:value-type="float" office:value="0.6310725" calcext:value-type="float">
            <text:p>0.63107 </text:p>
          </table:table-cell>
          <table:table-cell table:style-name="ce25" office:value-type="float" office:value="0.63275" calcext:value-type="float">
            <text:p>0.63275 </text:p>
          </table:table-cell>
          <table:table-cell table:style-name="ce25" office:value-type="float" office:value="0.61411" calcext:value-type="float">
            <text:p>0.61411 </text:p>
          </table:table-cell>
          <table:table-cell table:style-name="ce25" office:value-type="float" office:value="0.74929" calcext:value-type="float">
            <text:p>0.74929 </text:p>
          </table:table-cell>
          <table:table-cell table:style-name="ce25" office:value-type="float" office:value="0.52814" calcext:value-type="float">
            <text:p>0.52814 </text:p>
          </table:table-cell>
          <table:table-cell table:style-name="ce29" office:value-type="float" office:value="0.352" calcext:value-type="float">
            <text:p>0.35200 </text:p>
          </table:table-cell>
          <table:table-cell table:style-name="ce32" office:value-type="float" office:value="0.37732" calcext:value-type="float">
            <text:p>0.37732 </text:p>
          </table:table-cell>
          <table:table-cell table:style-name="ce32" office:value-type="float" office:value="0.32769" calcext:value-type="float">
            <text:p>0.32769 </text:p>
          </table:table-cell>
          <table:table-cell table:style-name="ce32" office:value-type="float" office:value="0.4491" calcext:value-type="float">
            <text:p>0.44910 </text:p>
          </table:table-cell>
          <table:table-cell table:style-name="ce32" office:value-type="float" office:value="0.25389" calcext:value-type="float">
            <text:p>0.25389 </text:p>
          </table:table-cell>
          <table:table-cell table:style-name="ce35" office:value-type="float" office:value="0.6911" calcext:value-type="float">
            <text:p>0.69110 </text:p>
          </table:table-cell>
          <table:table-cell table:style-name="ce38" office:value-type="float" office:value="0.68349" calcext:value-type="float">
            <text:p>0.68349 </text:p>
          </table:table-cell>
          <table:table-cell table:style-name="ce38" office:value-type="float" office:value="0.66471" calcext:value-type="float">
            <text:p>0.66471 </text:p>
          </table:table-cell>
          <table:table-cell table:style-name="ce38" office:value-type="float" office:value="0.73142" calcext:value-type="float">
            <text:p>0.73142 </text:p>
          </table:table-cell>
          <table:table-cell table:style-name="ce38" office:value-type="float" office:value="0.68478" calcext:value-type="float">
            <text:p>0.68478 </text:p>
          </table:table-cell>
          <table:table-cell table:style-name="ce41" office:value-type="float" office:value="0.559785" calcext:value-type="float">
            <text:p>0.55979 </text:p>
          </table:table-cell>
          <table:table-cell table:style-name="ce44" office:value-type="float" office:value="0.56162" calcext:value-type="float">
            <text:p>0.56162 </text:p>
          </table:table-cell>
          <table:table-cell table:style-name="ce44" office:value-type="float" office:value="0.56618" calcext:value-type="float">
            <text:p>0.56618 </text:p>
          </table:table-cell>
          <table:table-cell table:style-name="ce44" office:value-type="float" office:value="0.68085" calcext:value-type="float">
            <text:p>0.68085 </text:p>
          </table:table-cell>
          <table:table-cell table:style-name="ce44" office:value-type="float" office:value="0.43049" calcext:value-type="float">
            <text:p>0.43049 </text:p>
          </table:table-cell>
          <table:table-cell table:style-name="ce47" office:value-type="float" office:value="0.6154925" calcext:value-type="float">
            <text:p>0.61549 </text:p>
          </table:table-cell>
          <table:table-cell table:style-name="ce50" office:value-type="float" office:value="0.61659" calcext:value-type="float">
            <text:p>0.61659 </text:p>
          </table:table-cell>
          <table:table-cell table:style-name="ce50" office:value-type="float" office:value="0.6115" calcext:value-type="float">
            <text:p>0.61150 </text:p>
          </table:table-cell>
          <table:table-cell table:style-name="ce50" office:value-type="float" office:value="0.70523" calcext:value-type="float">
            <text:p>0.70523 </text:p>
          </table:table-cell>
          <table:table-cell table:style-name="ce50" office:value-type="float" office:value="0.52865" calcext:value-type="float">
            <text:p>0.52865 </text:p>
          </table:table-cell>
          <table:table-cell table:number-columns-repeated="994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office:value-type="string" calcext:value-type="string">
            <text:p>150ep_no_drone</text:p>
          </table:table-cell>
          <table:table-cell table:style-name="ce12" office:value-type="string" calcext:value-type="string">
            <text:p>long_runs</text:p>
          </table:table-cell>
          <table:table-cell table:style-name="ce14" office:value-type="float" office:value="150" calcext:value-type="float">
            <text:p>150</text:p>
          </table:table-cell>
          <table:table-cell table:style-name="ce20" office:value-type="float" office:value="0.6208675" calcext:value-type="float">
            <text:p>0.62087 </text:p>
          </table:table-cell>
          <table:table-cell table:style-name="ce25" office:value-type="float" office:value="0.61677" calcext:value-type="float">
            <text:p>0.61677 </text:p>
          </table:table-cell>
          <table:table-cell table:style-name="ce25" office:value-type="float" office:value="0.58413" calcext:value-type="float">
            <text:p>0.58413 </text:p>
          </table:table-cell>
          <table:table-cell table:style-name="ce25" office:value-type="float" office:value="0.75401" calcext:value-type="float">
            <text:p>0.75401 </text:p>
          </table:table-cell>
          <table:table-cell table:style-name="ce25" office:value-type="float" office:value="0.52856" calcext:value-type="float">
            <text:p>0.52856 </text:p>
          </table:table-cell>
          <table:table-cell table:style-name="ce29" office:value-type="float" office:value="0.3475725" calcext:value-type="float">
            <text:p>0.34757 </text:p>
          </table:table-cell>
          <table:table-cell table:style-name="ce32" office:value-type="float" office:value="0.37456" calcext:value-type="float">
            <text:p>0.37456 </text:p>
          </table:table-cell>
          <table:table-cell table:style-name="ce32" office:value-type="float" office:value="0.30401" calcext:value-type="float">
            <text:p>0.30401 </text:p>
          </table:table-cell>
          <table:table-cell table:style-name="ce32" office:value-type="float" office:value="0.46607" calcext:value-type="float">
            <text:p>0.46607 </text:p>
          </table:table-cell>
          <table:table-cell table:style-name="ce32" office:value-type="float" office:value="0.24565" calcext:value-type="float">
            <text:p>0.24565 </text:p>
          </table:table-cell>
          <table:table-cell table:style-name="ce35" office:value-type="float" office:value="0.6562275" calcext:value-type="float">
            <text:p>0.65623 </text:p>
          </table:table-cell>
          <table:table-cell table:style-name="ce38" office:value-type="float" office:value="0.65718" calcext:value-type="float">
            <text:p>0.65718 </text:p>
          </table:table-cell>
          <table:table-cell table:style-name="ce38" office:value-type="float" office:value="0.60497" calcext:value-type="float">
            <text:p>0.60497 </text:p>
          </table:table-cell>
          <table:table-cell table:style-name="ce38" office:value-type="float" office:value="0.71232" calcext:value-type="float">
            <text:p>0.71232 </text:p>
          </table:table-cell>
          <table:table-cell table:style-name="ce38" office:value-type="float" office:value="0.65044" calcext:value-type="float">
            <text:p>0.65044 </text:p>
          </table:table-cell>
          <table:table-cell table:style-name="ce41" office:value-type="float" office:value="0.575085" calcext:value-type="float">
            <text:p>0.57509 </text:p>
          </table:table-cell>
          <table:table-cell table:style-name="ce44" office:value-type="float" office:value="0.57164" calcext:value-type="float">
            <text:p>0.57164 </text:p>
          </table:table-cell>
          <table:table-cell table:style-name="ce44" office:value-type="float" office:value="0.56052" calcext:value-type="float">
            <text:p>0.56052 </text:p>
          </table:table-cell>
          <table:table-cell table:style-name="ce44" office:value-type="float" office:value="0.70779" calcext:value-type="float">
            <text:p>0.70779 </text:p>
          </table:table-cell>
          <table:table-cell table:style-name="ce44" office:value-type="float" office:value="0.46039" calcext:value-type="float">
            <text:p>0.46039 </text:p>
          </table:table-cell>
          <table:table-cell table:style-name="ce47" office:value-type="float" office:value="0.610635" calcext:value-type="float">
            <text:p>0.61064 </text:p>
          </table:table-cell>
          <table:table-cell table:style-name="ce50" office:value-type="float" office:value="0.61143" calcext:value-type="float">
            <text:p>0.61143 </text:p>
          </table:table-cell>
          <table:table-cell table:style-name="ce50" office:value-type="float" office:value="0.5819" calcext:value-type="float">
            <text:p>0.58190 </text:p>
          </table:table-cell>
          <table:table-cell table:style-name="ce50" office:value-type="float" office:value="0.71005" calcext:value-type="float">
            <text:p>0.71005 </text:p>
          </table:table-cell>
          <table:table-cell table:style-name="ce50" office:value-type="float" office:value="0.53916" calcext:value-type="float">
            <text:p>0.53916 </text:p>
          </table:table-cell>
          <table:table-cell table:number-columns-repeated="994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office:value-type="string" calcext:value-type="string">
            <text:p>opt_150ep_adamw</text:p>
          </table:table-cell>
          <table:table-cell table:style-name="ce13" office:value-type="string" calcext:value-type="string">
            <text:p>optimizers</text:p>
          </table:table-cell>
          <table:table-cell table:style-name="ce14" office:value-type="float" office:value="150" calcext:value-type="float">
            <text:p>150</text:p>
          </table:table-cell>
          <table:table-cell table:style-name="ce20" office:value-type="float" office:value="0.620475" calcext:value-type="float">
            <text:p>0.62048 </text:p>
          </table:table-cell>
          <table:table-cell table:style-name="ce25" office:value-type="float" office:value="0.62184" calcext:value-type="float">
            <text:p>0.62184 </text:p>
          </table:table-cell>
          <table:table-cell table:style-name="ce25" office:value-type="float" office:value="0.60835" calcext:value-type="float">
            <text:p>0.60835 </text:p>
          </table:table-cell>
          <table:table-cell table:style-name="ce25" office:value-type="float" office:value="0.72973" calcext:value-type="float">
            <text:p>0.72973 </text:p>
          </table:table-cell>
          <table:table-cell table:style-name="ce25" office:value-type="float" office:value="0.52198" calcext:value-type="float">
            <text:p>0.52198 </text:p>
          </table:table-cell>
          <table:table-cell table:style-name="ce29" office:value-type="float" office:value="0.3399175" calcext:value-type="float">
            <text:p>0.33992 </text:p>
          </table:table-cell>
          <table:table-cell table:style-name="ce32" office:value-type="float" office:value="0.36828" calcext:value-type="float">
            <text:p>0.36828 </text:p>
          </table:table-cell>
          <table:table-cell table:style-name="ce32" office:value-type="float" office:value="0.32314" calcext:value-type="float">
            <text:p>0.32314 </text:p>
          </table:table-cell>
          <table:table-cell table:style-name="ce32" office:value-type="float" office:value="0.42522" calcext:value-type="float">
            <text:p>0.42522 </text:p>
          </table:table-cell>
          <table:table-cell table:style-name="ce32" office:value-type="float" office:value="0.24303" calcext:value-type="float">
            <text:p>0.24303 </text:p>
          </table:table-cell>
          <table:table-cell table:style-name="ce35" office:value-type="float" office:value="0.67491" calcext:value-type="float">
            <text:p>0.67491 </text:p>
          </table:table-cell>
          <table:table-cell table:style-name="ce38" office:value-type="float" office:value="0.67549" calcext:value-type="float">
            <text:p>0.67549 </text:p>
          </table:table-cell>
          <table:table-cell table:style-name="ce38" office:value-type="float" office:value="0.64113" calcext:value-type="float">
            <text:p>0.64113 </text:p>
          </table:table-cell>
          <table:table-cell table:style-name="ce38" office:value-type="float" office:value="0.69648" calcext:value-type="float">
            <text:p>0.69648 </text:p>
          </table:table-cell>
          <table:table-cell table:style-name="ce38" office:value-type="float" office:value="0.68654" calcext:value-type="float">
            <text:p>0.68654 </text:p>
          </table:table-cell>
          <table:table-cell table:style-name="ce41" office:value-type="float" office:value="0.5546375" calcext:value-type="float">
            <text:p>0.55464 </text:p>
          </table:table-cell>
          <table:table-cell table:style-name="ce44" office:value-type="float" office:value="0.56157" calcext:value-type="float">
            <text:p>0.56157 </text:p>
          </table:table-cell>
          <table:table-cell table:style-name="ce44" office:value-type="float" office:value="0.54984" calcext:value-type="float">
            <text:p>0.54984 </text:p>
          </table:table-cell>
          <table:table-cell table:style-name="ce44" office:value-type="float" office:value="0.6901" calcext:value-type="float">
            <text:p>0.69010 </text:p>
          </table:table-cell>
          <table:table-cell table:style-name="ce44" office:value-type="float" office:value="0.41704" calcext:value-type="float">
            <text:p>0.41704 </text:p>
          </table:table-cell>
          <table:table-cell table:style-name="ce47" office:value-type="float" office:value="0.604355" calcext:value-type="float">
            <text:p>0.60436 </text:p>
          </table:table-cell>
          <table:table-cell table:style-name="ce50" office:value-type="float" office:value="0.61328" calcext:value-type="float">
            <text:p>0.61328 </text:p>
          </table:table-cell>
          <table:table-cell table:style-name="ce50" office:value-type="float" office:value="0.59198" calcext:value-type="float">
            <text:p>0.59198 </text:p>
          </table:table-cell>
          <table:table-cell table:style-name="ce50" office:value-type="float" office:value="0.69328" calcext:value-type="float">
            <text:p>0.69328 </text:p>
          </table:table-cell>
          <table:table-cell table:style-name="ce50" office:value-type="float" office:value="0.51888" calcext:value-type="float">
            <text:p>0.51888 </text:p>
          </table:table-cell>
          <table:table-cell table:number-columns-repeated="994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office:value-type="string" calcext:value-type="string">
            <text:p>150ep_imgsz_480</text:p>
          </table:table-cell>
          <table:table-cell table:style-name="ce12" office:value-type="string" calcext:value-type="string">
            <text:p>long_runs</text:p>
          </table:table-cell>
          <table:table-cell table:style-name="ce14" office:value-type="float" office:value="150" calcext:value-type="float">
            <text:p>150</text:p>
          </table:table-cell>
          <table:table-cell table:style-name="ce20" office:value-type="float" office:value="0.618105" calcext:value-type="float">
            <text:p>0.61811 </text:p>
          </table:table-cell>
          <table:table-cell table:style-name="ce25" office:value-type="float" office:value="0.59997" calcext:value-type="float">
            <text:p>0.59997 </text:p>
          </table:table-cell>
          <table:table-cell table:style-name="ce25" office:value-type="float" office:value="0.6088" calcext:value-type="float">
            <text:p>0.60880 </text:p>
          </table:table-cell>
          <table:table-cell table:style-name="ce25" office:value-type="float" office:value="0.75543" calcext:value-type="float">
            <text:p>0.75543 </text:p>
          </table:table-cell>
          <table:table-cell table:style-name="ce25" office:value-type="float" office:value="0.50822" calcext:value-type="float">
            <text:p>0.50822 </text:p>
          </table:table-cell>
          <table:table-cell table:style-name="ce29" office:value-type="float" office:value="0.34409" calcext:value-type="float">
            <text:p>0.34409 </text:p>
          </table:table-cell>
          <table:table-cell table:style-name="ce32" office:value-type="float" office:value="0.35274" calcext:value-type="float">
            <text:p>0.35274 </text:p>
          </table:table-cell>
          <table:table-cell table:style-name="ce32" office:value-type="float" office:value="0.32774" calcext:value-type="float">
            <text:p>0.32774 </text:p>
          </table:table-cell>
          <table:table-cell table:style-name="ce32" office:value-type="float" office:value="0.45472" calcext:value-type="float">
            <text:p>0.45472 </text:p>
          </table:table-cell>
          <table:table-cell table:style-name="ce32" office:value-type="float" office:value="0.24116" calcext:value-type="float">
            <text:p>0.24116 </text:p>
          </table:table-cell>
          <table:table-cell table:style-name="ce35" office:value-type="float" office:value="0.6822875" calcext:value-type="float">
            <text:p>0.68229 </text:p>
          </table:table-cell>
          <table:table-cell table:style-name="ce38" office:value-type="float" office:value="0.67707" calcext:value-type="float">
            <text:p>0.67707 </text:p>
          </table:table-cell>
          <table:table-cell table:style-name="ce38" office:value-type="float" office:value="0.64671" calcext:value-type="float">
            <text:p>0.64671 </text:p>
          </table:table-cell>
          <table:table-cell table:style-name="ce38" office:value-type="float" office:value="0.72661" calcext:value-type="float">
            <text:p>0.72661 </text:p>
          </table:table-cell>
          <table:table-cell table:style-name="ce38" office:value-type="float" office:value="0.67876" calcext:value-type="float">
            <text:p>0.67876 </text:p>
          </table:table-cell>
          <table:table-cell table:style-name="ce41" office:value-type="float" office:value="0.5534625" calcext:value-type="float">
            <text:p>0.55346 </text:p>
          </table:table-cell>
          <table:table-cell table:style-name="ce44" office:value-type="float" office:value="0.54142" calcext:value-type="float">
            <text:p>0.54142 </text:p>
          </table:table-cell>
          <table:table-cell table:style-name="ce44" office:value-type="float" office:value="0.56536" calcext:value-type="float">
            <text:p>0.56536 </text:p>
          </table:table-cell>
          <table:table-cell table:style-name="ce44" office:value-type="float" office:value="0.69332" calcext:value-type="float">
            <text:p>0.69332 </text:p>
          </table:table-cell>
          <table:table-cell table:style-name="ce44" office:value-type="float" office:value="0.41375" calcext:value-type="float">
            <text:p>0.41375 </text:p>
          </table:table-cell>
          <table:table-cell table:style-name="ce47" office:value-type="float" office:value="0.60717" calcext:value-type="float">
            <text:p>0.60717 </text:p>
          </table:table-cell>
          <table:table-cell table:style-name="ce50" office:value-type="float" office:value="0.60169" calcext:value-type="float">
            <text:p>0.60169 </text:p>
          </table:table-cell>
          <table:table-cell table:style-name="ce50" office:value-type="float" office:value="0.6033" calcext:value-type="float">
            <text:p>0.60330 </text:p>
          </table:table-cell>
          <table:table-cell table:style-name="ce50" office:value-type="float" office:value="0.70957" calcext:value-type="float">
            <text:p>0.70957 </text:p>
          </table:table-cell>
          <table:table-cell table:style-name="ce50" office:value-type="float" office:value="0.51412" calcext:value-type="float">
            <text:p>0.51412 </text:p>
          </table:table-cell>
          <table:table-cell table:number-columns-repeated="994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office:value-type="string" calcext:value-type="string">
            <text:p>150ep_bch_8</text:p>
          </table:table-cell>
          <table:table-cell table:style-name="ce12" office:value-type="string" calcext:value-type="string">
            <text:p>long_runs</text:p>
          </table:table-cell>
          <table:table-cell table:style-name="ce14" office:value-type="float" office:value="150" calcext:value-type="float">
            <text:p>150</text:p>
          </table:table-cell>
          <table:table-cell table:style-name="ce20" office:value-type="float" office:value="0.613395" calcext:value-type="float">
            <text:p>0.61340 </text:p>
          </table:table-cell>
          <table:table-cell table:style-name="ce25" office:value-type="float" office:value="0.61459" calcext:value-type="float">
            <text:p>0.61459 </text:p>
          </table:table-cell>
          <table:table-cell table:style-name="ce25" office:value-type="float" office:value="0.59497" calcext:value-type="float">
            <text:p>0.59497 </text:p>
          </table:table-cell>
          <table:table-cell table:style-name="ce25" office:value-type="float" office:value="0.72554" calcext:value-type="float">
            <text:p>0.72554 </text:p>
          </table:table-cell>
          <table:table-cell table:style-name="ce25" office:value-type="float" office:value="0.51848" calcext:value-type="float">
            <text:p>0.51848 </text:p>
          </table:table-cell>
          <table:table-cell table:style-name="ce29" office:value-type="float" office:value="0.3390625" calcext:value-type="float">
            <text:p>0.33906 </text:p>
          </table:table-cell>
          <table:table-cell table:style-name="ce32" office:value-type="float" office:value="0.36484" calcext:value-type="float">
            <text:p>0.36484 </text:p>
          </table:table-cell>
          <table:table-cell table:style-name="ce32" office:value-type="float" office:value="0.31402" calcext:value-type="float">
            <text:p>0.31402 </text:p>
          </table:table-cell>
          <table:table-cell table:style-name="ce32" office:value-type="float" office:value="0.43348" calcext:value-type="float">
            <text:p>0.43348 </text:p>
          </table:table-cell>
          <table:table-cell table:style-name="ce32" office:value-type="float" office:value="0.24391" calcext:value-type="float">
            <text:p>0.24391 </text:p>
          </table:table-cell>
          <table:table-cell table:style-name="ce35" office:value-type="float" office:value="0.651235" calcext:value-type="float">
            <text:p>0.65124 </text:p>
          </table:table-cell>
          <table:table-cell table:style-name="ce38" office:value-type="float" office:value="0.65633" calcext:value-type="float">
            <text:p>0.65633 </text:p>
          </table:table-cell>
          <table:table-cell table:style-name="ce38" office:value-type="float" office:value="0.61344" calcext:value-type="float">
            <text:p>0.61344 </text:p>
          </table:table-cell>
          <table:table-cell table:style-name="ce38" office:value-type="float" office:value="0.69788" calcext:value-type="float">
            <text:p>0.69788 </text:p>
          </table:table-cell>
          <table:table-cell table:style-name="ce38" office:value-type="float" office:value="0.63729" calcext:value-type="float">
            <text:p>0.63729 </text:p>
          </table:table-cell>
          <table:table-cell table:style-name="ce41" office:value-type="float" office:value="0.5658975" calcext:value-type="float">
            <text:p>0.56590 </text:p>
          </table:table-cell>
          <table:table-cell table:style-name="ce44" office:value-type="float" office:value="0.5708" calcext:value-type="float">
            <text:p>0.57080 </text:p>
          </table:table-cell>
          <table:table-cell table:style-name="ce44" office:value-type="float" office:value="0.56536" calcext:value-type="float">
            <text:p>0.56536 </text:p>
          </table:table-cell>
          <table:table-cell table:style-name="ce44" office:value-type="float" office:value="0.679" calcext:value-type="float">
            <text:p>0.67900 </text:p>
          </table:table-cell>
          <table:table-cell table:style-name="ce44" office:value-type="float" office:value="0.44843" calcext:value-type="float">
            <text:p>0.44843 </text:p>
          </table:table-cell>
          <table:table-cell table:style-name="ce47" office:value-type="float" office:value="0.603435" calcext:value-type="float">
            <text:p>0.60344 </text:p>
          </table:table-cell>
          <table:table-cell table:style-name="ce50" office:value-type="float" office:value="0.61058" calcext:value-type="float">
            <text:p>0.61058 </text:p>
          </table:table-cell>
          <table:table-cell table:style-name="ce50" office:value-type="float" office:value="0.58842" calcext:value-type="float">
            <text:p>0.58842 </text:p>
          </table:table-cell>
          <table:table-cell table:style-name="ce50" office:value-type="float" office:value="0.68831" calcext:value-type="float">
            <text:p>0.68831 </text:p>
          </table:table-cell>
          <table:table-cell table:style-name="ce50" office:value-type="float" office:value="0.52643" calcext:value-type="float">
            <text:p>0.52643 </text:p>
          </table:table-cell>
          <table:table-cell table:number-columns-repeated="994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office:value-type="string" calcext:value-type="string">
            <text:p>90ep</text:p>
          </table:table-cell>
          <table:table-cell table:style-name="ce12" office:value-type="string" calcext:value-type="string">
            <text:p>long_runs</text:p>
          </table:table-cell>
          <table:table-cell table:style-name="ce17" office:value-type="float" office:value="90" calcext:value-type="float">
            <text:p>90</text:p>
          </table:table-cell>
          <table:table-cell table:style-name="ce20" office:value-type="float" office:value="0.6130425" calcext:value-type="float">
            <text:p>0.61304 </text:p>
          </table:table-cell>
          <table:table-cell table:style-name="ce25" office:value-type="float" office:value="0.61947" calcext:value-type="float">
            <text:p>0.61947 </text:p>
          </table:table-cell>
          <table:table-cell table:style-name="ce25" office:value-type="float" office:value="0.60225" calcext:value-type="float">
            <text:p>0.60225 </text:p>
          </table:table-cell>
          <table:table-cell table:style-name="ce25" office:value-type="float" office:value="0.74376" calcext:value-type="float">
            <text:p>0.74376 </text:p>
          </table:table-cell>
          <table:table-cell table:style-name="ce25" office:value-type="float" office:value="0.48669" calcext:value-type="float">
            <text:p>0.48669 </text:p>
          </table:table-cell>
          <table:table-cell table:style-name="ce29" office:value-type="float" office:value="0.34138" calcext:value-type="float">
            <text:p>0.34138 </text:p>
          </table:table-cell>
          <table:table-cell table:style-name="ce32" office:value-type="float" office:value="0.36892" calcext:value-type="float">
            <text:p>0.36892 </text:p>
          </table:table-cell>
          <table:table-cell table:style-name="ce32" office:value-type="float" office:value="0.32156" calcext:value-type="float">
            <text:p>0.32156 </text:p>
          </table:table-cell>
          <table:table-cell table:style-name="ce32" office:value-type="float" office:value="0.43701" calcext:value-type="float">
            <text:p>0.43701 </text:p>
          </table:table-cell>
          <table:table-cell table:style-name="ce32" office:value-type="float" office:value="0.23803" calcext:value-type="float">
            <text:p>0.23803 </text:p>
          </table:table-cell>
          <table:table-cell table:style-name="ce35" office:value-type="float" office:value="0.6599825" calcext:value-type="float">
            <text:p>0.65998 </text:p>
          </table:table-cell>
          <table:table-cell table:style-name="ce38" office:value-type="float" office:value="0.65744" calcext:value-type="float">
            <text:p>0.65744 </text:p>
          </table:table-cell>
          <table:table-cell table:style-name="ce38" office:value-type="float" office:value="0.63646" calcext:value-type="float">
            <text:p>0.63646 </text:p>
          </table:table-cell>
          <table:table-cell table:style-name="ce38" office:value-type="float" office:value="0.70836" calcext:value-type="float">
            <text:p>0.70836 </text:p>
          </table:table-cell>
          <table:table-cell table:style-name="ce38" office:value-type="float" office:value="0.63767" calcext:value-type="float">
            <text:p>0.63767 </text:p>
          </table:table-cell>
          <table:table-cell table:style-name="ce41" office:value-type="float" office:value="0.558715" calcext:value-type="float">
            <text:p>0.55872 </text:p>
          </table:table-cell>
          <table:table-cell table:style-name="ce44" office:value-type="float" office:value="0.57015" calcext:value-type="float">
            <text:p>0.57015 </text:p>
          </table:table-cell>
          <table:table-cell table:style-name="ce44" office:value-type="float" office:value="0.55639" calcext:value-type="float">
            <text:p>0.55639 </text:p>
          </table:table-cell>
          <table:table-cell table:style-name="ce44" office:value-type="float" office:value="0.6853" calcext:value-type="float">
            <text:p>0.68530 </text:p>
          </table:table-cell>
          <table:table-cell table:style-name="ce44" office:value-type="float" office:value="0.42302" calcext:value-type="float">
            <text:p>0.42302 </text:p>
          </table:table-cell>
          <table:table-cell table:style-name="ce47" office:value-type="float" office:value="0.6024225" calcext:value-type="float">
            <text:p>0.60242 </text:p>
          </table:table-cell>
          <table:table-cell table:style-name="ce50" office:value-type="float" office:value="0.61069" calcext:value-type="float">
            <text:p>0.61069 </text:p>
          </table:table-cell>
          <table:table-cell table:style-name="ce50" office:value-type="float" office:value="0.59374" calcext:value-type="float">
            <text:p>0.59374 </text:p>
          </table:table-cell>
          <table:table-cell table:style-name="ce50" office:value-type="float" office:value="0.69664" calcext:value-type="float">
            <text:p>0.69664 </text:p>
          </table:table-cell>
          <table:table-cell table:style-name="ce50" office:value-type="float" office:value="0.50862" calcext:value-type="float">
            <text:p>0.50862 </text:p>
          </table:table-cell>
          <table:table-cell table:number-columns-repeated="994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office:value-type="string" calcext:value-type="string">
            <text:p>180ep_degrees</text:p>
          </table:table-cell>
          <table:table-cell table:style-name="ce12" office:value-type="string" calcext:value-type="string">
            <text:p>long_runs</text:p>
          </table:table-cell>
          <table:table-cell table:style-name="ce16" office:value-type="float" office:value="180" calcext:value-type="float">
            <text:p>180</text:p>
          </table:table-cell>
          <table:table-cell table:style-name="ce20" office:value-type="float" office:value="0.599395" calcext:value-type="float">
            <text:p>0.59940 </text:p>
          </table:table-cell>
          <table:table-cell table:style-name="ce25" office:value-type="float" office:value="0.6045" calcext:value-type="float">
            <text:p>0.60450 </text:p>
          </table:table-cell>
          <table:table-cell table:style-name="ce25" office:value-type="float" office:value="0.55001" calcext:value-type="float">
            <text:p>0.55001 </text:p>
          </table:table-cell>
          <table:table-cell table:style-name="ce25" office:value-type="float" office:value="0.71333" calcext:value-type="float">
            <text:p>0.71333 </text:p>
          </table:table-cell>
          <table:table-cell table:style-name="ce25" office:value-type="float" office:value="0.52974" calcext:value-type="float">
            <text:p>0.52974 </text:p>
          </table:table-cell>
          <table:table-cell table:style-name="ce29" office:value-type="float" office:value="0.305155" calcext:value-type="float">
            <text:p>0.30516 </text:p>
          </table:table-cell>
          <table:table-cell table:style-name="ce32" office:value-type="float" office:value="0.33515" calcext:value-type="float">
            <text:p>0.33515 </text:p>
          </table:table-cell>
          <table:table-cell table:style-name="ce32" office:value-type="float" office:value="0.25657" calcext:value-type="float">
            <text:p>0.25657 </text:p>
          </table:table-cell>
          <table:table-cell table:style-name="ce32" office:value-type="float" office:value="0.39337" calcext:value-type="float">
            <text:p>0.39337 </text:p>
          </table:table-cell>
          <table:table-cell table:style-name="ce32" office:value-type="float" office:value="0.23553" calcext:value-type="float">
            <text:p>0.23553 </text:p>
          </table:table-cell>
          <table:table-cell table:style-name="ce35" office:value-type="float" office:value="0.65027" calcext:value-type="float">
            <text:p>0.65027 </text:p>
          </table:table-cell>
          <table:table-cell table:style-name="ce38" office:value-type="float" office:value="0.64371" calcext:value-type="float">
            <text:p>0.64371 </text:p>
          </table:table-cell>
          <table:table-cell table:style-name="ce38" office:value-type="float" office:value="0.59287" calcext:value-type="float">
            <text:p>0.59287 </text:p>
          </table:table-cell>
          <table:table-cell table:style-name="ce38" office:value-type="float" office:value="0.7091" calcext:value-type="float">
            <text:p>0.70910 </text:p>
          </table:table-cell>
          <table:table-cell table:style-name="ce38" office:value-type="float" office:value="0.6554" calcext:value-type="float">
            <text:p>0.65540 </text:p>
          </table:table-cell>
          <table:table-cell table:style-name="ce41" office:value-type="float" office:value="0.5435" calcext:value-type="float">
            <text:p>0.54350 </text:p>
          </table:table-cell>
          <table:table-cell table:style-name="ce44" office:value-type="float" office:value="0.55373" calcext:value-type="float">
            <text:p>0.55373 </text:p>
          </table:table-cell>
          <table:table-cell table:style-name="ce44" office:value-type="float" office:value="0.51716" calcext:value-type="float">
            <text:p>0.51716 </text:p>
          </table:table-cell>
          <table:table-cell table:style-name="ce44" office:value-type="float" office:value="0.65169" calcext:value-type="float">
            <text:p>0.65169 </text:p>
          </table:table-cell>
          <table:table-cell table:style-name="ce44" office:value-type="float" office:value="0.45142" calcext:value-type="float">
            <text:p>0.45142 </text:p>
          </table:table-cell>
          <table:table-cell table:style-name="ce47" office:value-type="float" office:value="0.5903925" calcext:value-type="float">
            <text:p>0.59039 </text:p>
          </table:table-cell>
          <table:table-cell table:style-name="ce50" office:value-type="float" office:value="0.59534" calcext:value-type="float">
            <text:p>0.59534 </text:p>
          </table:table-cell>
          <table:table-cell table:style-name="ce50" office:value-type="float" office:value="0.55243" calcext:value-type="float">
            <text:p>0.55243 </text:p>
          </table:table-cell>
          <table:table-cell table:style-name="ce50" office:value-type="float" office:value="0.67918" calcext:value-type="float">
            <text:p>0.67918 </text:p>
          </table:table-cell>
          <table:table-cell table:style-name="ce50" office:value-type="float" office:value="0.53462" calcext:value-type="float">
            <text:p>0.53462 </text:p>
          </table:table-cell>
          <table:table-cell table:number-columns-repeated="994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office:value-type="string" calcext:value-type="string">
            <text:p>150ep_imgsz_400</text:p>
          </table:table-cell>
          <table:table-cell table:style-name="ce12" office:value-type="string" calcext:value-type="string">
            <text:p>long_runs</text:p>
          </table:table-cell>
          <table:table-cell table:style-name="ce14" office:value-type="float" office:value="150" calcext:value-type="float">
            <text:p>150</text:p>
          </table:table-cell>
          <table:table-cell table:style-name="ce20" office:value-type="float" office:value="0.5816875" calcext:value-type="float">
            <text:p>0.58169 </text:p>
          </table:table-cell>
          <table:table-cell table:style-name="ce25" office:value-type="float" office:value="0.54852" calcext:value-type="float">
            <text:p>0.54852 </text:p>
          </table:table-cell>
          <table:table-cell table:style-name="ce25" office:value-type="float" office:value="0.57777" calcext:value-type="float">
            <text:p>0.57777 </text:p>
          </table:table-cell>
          <table:table-cell table:style-name="ce25" office:value-type="float" office:value="0.72037" calcext:value-type="float">
            <text:p>0.72037 </text:p>
          </table:table-cell>
          <table:table-cell table:style-name="ce25" office:value-type="float" office:value="0.48009" calcext:value-type="float">
            <text:p>0.48009 </text:p>
          </table:table-cell>
          <table:table-cell table:style-name="ce29" office:value-type="float" office:value="0.3155625" calcext:value-type="float">
            <text:p>0.31556 </text:p>
          </table:table-cell>
          <table:table-cell table:style-name="ce32" office:value-type="float" office:value="0.31596" calcext:value-type="float">
            <text:p>0.31596 </text:p>
          </table:table-cell>
          <table:table-cell table:style-name="ce32" office:value-type="float" office:value="0.3023" calcext:value-type="float">
            <text:p>0.30230 </text:p>
          </table:table-cell>
          <table:table-cell table:style-name="ce32" office:value-type="float" office:value="0.42327" calcext:value-type="float">
            <text:p>0.42327 </text:p>
          </table:table-cell>
          <table:table-cell table:style-name="ce32" office:value-type="float" office:value="0.22072" calcext:value-type="float">
            <text:p>0.22072 </text:p>
          </table:table-cell>
          <table:table-cell table:style-name="ce35" office:value-type="float" office:value="0.637245" calcext:value-type="float">
            <text:p>0.63725 </text:p>
          </table:table-cell>
          <table:table-cell table:style-name="ce38" office:value-type="float" office:value="0.62399" calcext:value-type="float">
            <text:p>0.62399 </text:p>
          </table:table-cell>
          <table:table-cell table:style-name="ce38" office:value-type="float" office:value="0.60528" calcext:value-type="float">
            <text:p>0.60528 </text:p>
          </table:table-cell>
          <table:table-cell table:style-name="ce38" office:value-type="float" office:value="0.67801" calcext:value-type="float">
            <text:p>0.67801 </text:p>
          </table:table-cell>
          <table:table-cell table:style-name="ce38" office:value-type="float" office:value="0.6417" calcext:value-type="float">
            <text:p>0.64170 </text:p>
          </table:table-cell>
          <table:table-cell table:style-name="ce41" office:value-type="float" office:value="0.53114" calcext:value-type="float">
            <text:p>0.53114 </text:p>
          </table:table-cell>
          <table:table-cell table:style-name="ce44" office:value-type="float" office:value="0.51086" calcext:value-type="float">
            <text:p>0.51086 </text:p>
          </table:table-cell>
          <table:table-cell table:style-name="ce44" office:value-type="float" office:value="0.55392" calcext:value-type="float">
            <text:p>0.55392 </text:p>
          </table:table-cell>
          <table:table-cell table:style-name="ce44" office:value-type="float" office:value="0.6716" calcext:value-type="float">
            <text:p>0.67160 </text:p>
          </table:table-cell>
          <table:table-cell table:style-name="ce44" office:value-type="float" office:value="0.38818" calcext:value-type="float">
            <text:p>0.38818 </text:p>
          </table:table-cell>
          <table:table-cell table:style-name="ce47" office:value-type="float" office:value="0.574695" calcext:value-type="float">
            <text:p>0.57470 </text:p>
          </table:table-cell>
          <table:table-cell table:style-name="ce50" office:value-type="float" office:value="0.56179" calcext:value-type="float">
            <text:p>0.56179 </text:p>
          </table:table-cell>
          <table:table-cell table:style-name="ce50" office:value-type="float" office:value="0.57847" calcext:value-type="float">
            <text:p>0.57847 </text:p>
          </table:table-cell>
          <table:table-cell table:style-name="ce50" office:value-type="float" office:value="0.67479" calcext:value-type="float">
            <text:p>0.67479 </text:p>
          </table:table-cell>
          <table:table-cell table:style-name="ce50" office:value-type="float" office:value="0.48373" calcext:value-type="float">
            <text:p>0.48373 </text:p>
          </table:table-cell>
          <table:table-cell table:number-columns-repeated="994"/>
        </table:table-row>
        <table:table-row table:style-name="ro1">
          <table:table-cell table:style-name="ce7" office:value-type="float" office:value="23" calcext:value-type="float">
            <text:p>23</text:p>
          </table:table-cell>
          <table:table-cell office:value-type="string" calcext:value-type="string">
            <text:p>150ep_degrees</text:p>
          </table:table-cell>
          <table:table-cell table:style-name="ce12" office:value-type="string" calcext:value-type="string">
            <text:p>long_runs</text:p>
          </table:table-cell>
          <table:table-cell table:style-name="ce14" office:value-type="float" office:value="150" calcext:value-type="float">
            <text:p>150</text:p>
          </table:table-cell>
          <table:table-cell table:style-name="ce20" office:value-type="float" office:value="0.5799975" calcext:value-type="float">
            <text:p>0.58000 </text:p>
          </table:table-cell>
          <table:table-cell table:style-name="ce25" office:value-type="float" office:value="0.58502" calcext:value-type="float">
            <text:p>0.58502 </text:p>
          </table:table-cell>
          <table:table-cell table:style-name="ce25" office:value-type="float" office:value="0.53682" calcext:value-type="float">
            <text:p>0.53682 </text:p>
          </table:table-cell>
          <table:table-cell table:style-name="ce25" office:value-type="float" office:value="0.69365" calcext:value-type="float">
            <text:p>0.69365 </text:p>
          </table:table-cell>
          <table:table-cell table:style-name="ce25" office:value-type="float" office:value="0.5045" calcext:value-type="float">
            <text:p>0.50450 </text:p>
          </table:table-cell>
          <table:table-cell table:style-name="ce29" office:value-type="float" office:value="0.2980425" calcext:value-type="float">
            <text:p>0.29804 </text:p>
          </table:table-cell>
          <table:table-cell table:style-name="ce32" office:value-type="float" office:value="0.3235" calcext:value-type="float">
            <text:p>0.32350 </text:p>
          </table:table-cell>
          <table:table-cell table:style-name="ce32" office:value-type="float" office:value="0.25505" calcext:value-type="float">
            <text:p>0.25505 </text:p>
          </table:table-cell>
          <table:table-cell table:style-name="ce32" office:value-type="float" office:value="0.38726" calcext:value-type="float">
            <text:p>0.38726 </text:p>
          </table:table-cell>
          <table:table-cell table:style-name="ce32" office:value-type="float" office:value="0.22636" calcext:value-type="float">
            <text:p>0.22636 </text:p>
          </table:table-cell>
          <table:table-cell table:style-name="ce35" office:value-type="float" office:value="0.6416525" calcext:value-type="float">
            <text:p>0.64165 </text:p>
          </table:table-cell>
          <table:table-cell table:style-name="ce38" office:value-type="float" office:value="0.62978" calcext:value-type="float">
            <text:p>0.62978 </text:p>
          </table:table-cell>
          <table:table-cell table:style-name="ce38" office:value-type="float" office:value="0.60788" calcext:value-type="float">
            <text:p>0.60788 </text:p>
          </table:table-cell>
          <table:table-cell table:style-name="ce38" office:value-type="float" office:value="0.68385" calcext:value-type="float">
            <text:p>0.68385 </text:p>
          </table:table-cell>
          <table:table-cell table:style-name="ce38" office:value-type="float" office:value="0.6451" calcext:value-type="float">
            <text:p>0.64510 </text:p>
          </table:table-cell>
          <table:table-cell table:style-name="ce41" office:value-type="float" office:value="0.52099" calcext:value-type="float">
            <text:p>0.52099 </text:p>
          </table:table-cell>
          <table:table-cell table:style-name="ce44" office:value-type="float" office:value="0.53769" calcext:value-type="float">
            <text:p>0.53769 </text:p>
          </table:table-cell>
          <table:table-cell table:style-name="ce44" office:value-type="float" office:value="0.50082" calcext:value-type="float">
            <text:p>0.50082 </text:p>
          </table:table-cell>
          <table:table-cell table:style-name="ce44" office:value-type="float" office:value="0.61887" calcext:value-type="float">
            <text:p>0.61887 </text:p>
          </table:table-cell>
          <table:table-cell table:style-name="ce44" office:value-type="float" office:value="0.42658" calcext:value-type="float">
            <text:p>0.42658 </text:p>
          </table:table-cell>
          <table:table-cell table:style-name="ce47" office:value-type="float" office:value="0.573145" calcext:value-type="float">
            <text:p>0.57315 </text:p>
          </table:table-cell>
          <table:table-cell table:style-name="ce50" office:value-type="float" office:value="0.5801" calcext:value-type="float">
            <text:p>0.58010 </text:p>
          </table:table-cell>
          <table:table-cell table:style-name="ce50" office:value-type="float" office:value="0.54918" calcext:value-type="float">
            <text:p>0.54918 </text:p>
          </table:table-cell>
          <table:table-cell table:style-name="ce50" office:value-type="float" office:value="0.64974" calcext:value-type="float">
            <text:p>0.64974 </text:p>
          </table:table-cell>
          <table:table-cell table:style-name="ce50" office:value-type="float" office:value="0.51356" calcext:value-type="float">
            <text:p>0.51356 </text:p>
          </table:table-cell>
          <table:table-cell table:number-columns-repeated="994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table:style-name="ce11" office:value-type="string" calcext:value-type="string">
            <text:p>150ep_normal</text:p>
          </table:table-cell>
          <table:table-cell table:style-name="ce12" office:value-type="string" calcext:value-type="string">
            <text:p>long_runs</text:p>
          </table:table-cell>
          <table:table-cell table:style-name="ce14" office:value-type="float" office:value="150" calcext:value-type="float">
            <text:p>150</text:p>
          </table:table-cell>
          <table:table-cell table:style-name="ce20" office:value-type="float" office:value="0.5679375" calcext:value-type="float">
            <text:p>0.56794 </text:p>
          </table:table-cell>
          <table:table-cell table:style-name="ce25" office:value-type="float" office:value="0.56615" calcext:value-type="float">
            <text:p>0.56615 </text:p>
          </table:table-cell>
          <table:table-cell table:style-name="ce25" office:value-type="float" office:value="0.56717" calcext:value-type="float">
            <text:p>0.56717 </text:p>
          </table:table-cell>
          <table:table-cell table:style-name="ce25" office:value-type="float" office:value="0.66516" calcext:value-type="float">
            <text:p>0.66516 </text:p>
          </table:table-cell>
          <table:table-cell table:style-name="ce25" office:value-type="float" office:value="0.47327" calcext:value-type="float">
            <text:p>0.47327 </text:p>
          </table:table-cell>
          <table:table-cell table:style-name="ce29" office:value-type="float" office:value="0.293845" calcext:value-type="float">
            <text:p>0.29385 </text:p>
          </table:table-cell>
          <table:table-cell table:style-name="ce32" office:value-type="float" office:value="0.31725" calcext:value-type="float">
            <text:p>0.31725 </text:p>
          </table:table-cell>
          <table:table-cell table:style-name="ce32" office:value-type="float" office:value="0.27881" calcext:value-type="float">
            <text:p>0.27881 </text:p>
          </table:table-cell>
          <table:table-cell table:style-name="ce32" office:value-type="float" office:value="0.3612" calcext:value-type="float">
            <text:p>0.36120 </text:p>
          </table:table-cell>
          <table:table-cell table:style-name="ce32" office:value-type="float" office:value="0.21812" calcext:value-type="float">
            <text:p>0.21812 </text:p>
          </table:table-cell>
          <table:table-cell table:style-name="ce35" office:value-type="float" office:value="0.640765" calcext:value-type="float">
            <text:p>0.64077 </text:p>
          </table:table-cell>
          <table:table-cell table:style-name="ce38" office:value-type="float" office:value="0.64012" calcext:value-type="float">
            <text:p>0.64012 </text:p>
          </table:table-cell>
          <table:table-cell table:style-name="ce38" office:value-type="float" office:value="0.61384" calcext:value-type="float">
            <text:p>0.61384 </text:p>
          </table:table-cell>
          <table:table-cell table:style-name="ce38" office:value-type="float" office:value="0.68725" calcext:value-type="float">
            <text:p>0.68725 </text:p>
          </table:table-cell>
          <table:table-cell table:style-name="ce38" office:value-type="float" office:value="0.62185" calcext:value-type="float">
            <text:p>0.62185 </text:p>
          </table:table-cell>
          <table:table-cell table:style-name="ce41" office:value-type="float" office:value="0.5231975" calcext:value-type="float">
            <text:p>0.52320 </text:p>
          </table:table-cell>
          <table:table-cell table:style-name="ce44" office:value-type="float" office:value="0.52887" calcext:value-type="float">
            <text:p>0.52887 </text:p>
          </table:table-cell>
          <table:table-cell table:style-name="ce44" office:value-type="float" office:value="0.53231" calcext:value-type="float">
            <text:p>0.53231 </text:p>
          </table:table-cell>
          <table:table-cell table:style-name="ce44" office:value-type="float" office:value="0.63352" calcext:value-type="float">
            <text:p>0.63352 </text:p>
          </table:table-cell>
          <table:table-cell table:style-name="ce44" office:value-type="float" office:value="0.39809" calcext:value-type="float">
            <text:p>0.39809 </text:p>
          </table:table-cell>
          <table:table-cell table:style-name="ce47" office:value-type="float" office:value="0.573525" calcext:value-type="float">
            <text:p>0.57353 </text:p>
          </table:table-cell>
          <table:table-cell table:style-name="ce50" office:value-type="float" office:value="0.5792" calcext:value-type="float">
            <text:p>0.57920 </text:p>
          </table:table-cell>
          <table:table-cell table:style-name="ce50" office:value-type="float" office:value="0.57018" calcext:value-type="float">
            <text:p>0.57018 </text:p>
          </table:table-cell>
          <table:table-cell table:style-name="ce50" office:value-type="float" office:value="0.65929" calcext:value-type="float">
            <text:p>0.65929 </text:p>
          </table:table-cell>
          <table:table-cell table:style-name="ce50" office:value-type="float" office:value="0.48543" calcext:value-type="float">
            <text:p>0.48543 </text:p>
          </table:table-cell>
          <table:table-cell table:number-columns-repeated="994"/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office:value-type="string" calcext:value-type="string">
            <text:p>opt_150ep_adamX</text:p>
          </table:table-cell>
          <table:table-cell table:style-name="ce13" office:value-type="string" calcext:value-type="string">
            <text:p>optimizers</text:p>
          </table:table-cell>
          <table:table-cell table:style-name="ce14" office:value-type="float" office:value="150" calcext:value-type="float">
            <text:p>150</text:p>
          </table:table-cell>
          <table:table-cell table:style-name="ce20" office:value-type="float" office:value="0.54054" calcext:value-type="float">
            <text:p>0.54054 </text:p>
          </table:table-cell>
          <table:table-cell table:style-name="ce25" office:value-type="float" office:value="0.55967" calcext:value-type="float">
            <text:p>0.55967 </text:p>
          </table:table-cell>
          <table:table-cell table:style-name="ce25" office:value-type="float" office:value="0.5289" calcext:value-type="float">
            <text:p>0.52890 </text:p>
          </table:table-cell>
          <table:table-cell table:style-name="ce25" office:value-type="float" office:value="0.63802" calcext:value-type="float">
            <text:p>0.63802 </text:p>
          </table:table-cell>
          <table:table-cell table:style-name="ce25" office:value-type="float" office:value="0.43557" calcext:value-type="float">
            <text:p>0.43557 </text:p>
          </table:table-cell>
          <table:table-cell table:style-name="ce29" office:value-type="float" office:value="0.2829775" calcext:value-type="float">
            <text:p>0.28298 </text:p>
          </table:table-cell>
          <table:table-cell table:style-name="ce32" office:value-type="float" office:value="0.31846" calcext:value-type="float">
            <text:p>0.31846 </text:p>
          </table:table-cell>
          <table:table-cell table:style-name="ce32" office:value-type="float" office:value="0.27228" calcext:value-type="float">
            <text:p>0.27228 </text:p>
          </table:table-cell>
          <table:table-cell table:style-name="ce32" office:value-type="float" office:value="0.34955" calcext:value-type="float">
            <text:p>0.34955 </text:p>
          </table:table-cell>
          <table:table-cell table:style-name="ce32" office:value-type="float" office:value="0.19162" calcext:value-type="float">
            <text:p>0.19162 </text:p>
          </table:table-cell>
          <table:table-cell table:style-name="ce35" office:value-type="float" office:value="0.599175" calcext:value-type="float">
            <text:p>0.59918 </text:p>
          </table:table-cell>
          <table:table-cell table:style-name="ce38" office:value-type="float" office:value="0.59689" calcext:value-type="float">
            <text:p>0.59689 </text:p>
          </table:table-cell>
          <table:table-cell table:style-name="ce38" office:value-type="float" office:value="0.57572" calcext:value-type="float">
            <text:p>0.57572 </text:p>
          </table:table-cell>
          <table:table-cell table:style-name="ce38" office:value-type="float" office:value="0.61069" calcext:value-type="float">
            <text:p>0.61069 </text:p>
          </table:table-cell>
          <table:table-cell table:style-name="ce38" office:value-type="float" office:value="0.6134" calcext:value-type="float">
            <text:p>0.61340 </text:p>
          </table:table-cell>
          <table:table-cell table:style-name="ce41" office:value-type="float" office:value="0.5061025" calcext:value-type="float">
            <text:p>0.50610 </text:p>
          </table:table-cell>
          <table:table-cell table:style-name="ce44" office:value-type="float" office:value="0.54627" calcext:value-type="float">
            <text:p>0.54627 </text:p>
          </table:table-cell>
          <table:table-cell table:style-name="ce44" office:value-type="float" office:value="0.49776" calcext:value-type="float">
            <text:p>0.49776 </text:p>
          </table:table-cell>
          <table:table-cell table:style-name="ce44" office:value-type="float" office:value="0.6022" calcext:value-type="float">
            <text:p>0.60220 </text:p>
          </table:table-cell>
          <table:table-cell table:style-name="ce44" office:value-type="float" office:value="0.37818" calcext:value-type="float">
            <text:p>0.37818 </text:p>
          </table:table-cell>
          <table:table-cell table:style-name="ce47" office:value-type="float" office:value="0.54467" calcext:value-type="float">
            <text:p>0.54467 </text:p>
          </table:table-cell>
          <table:table-cell table:style-name="ce50" office:value-type="float" office:value="0.57046" calcext:value-type="float">
            <text:p>0.57046 </text:p>
          </table:table-cell>
          <table:table-cell table:style-name="ce50" office:value-type="float" office:value="0.53391" calcext:value-type="float">
            <text:p>0.53391 </text:p>
          </table:table-cell>
          <table:table-cell table:style-name="ce50" office:value-type="float" office:value="0.60642" calcext:value-type="float">
            <text:p>0.60642 </text:p>
          </table:table-cell>
          <table:table-cell table:style-name="ce50" office:value-type="float" office:value="0.46789" calcext:value-type="float">
            <text:p>0.46789 </text:p>
          </table:table-cell>
          <table:table-cell table:number-columns-repeated="994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office:value-type="string" calcext:value-type="string">
            <text:p>150ep_imgsz_320</text:p>
          </table:table-cell>
          <table:table-cell table:style-name="ce12" office:value-type="string" calcext:value-type="string">
            <text:p>long_runs</text:p>
          </table:table-cell>
          <table:table-cell table:style-name="ce14" office:value-type="float" office:value="150" calcext:value-type="float">
            <text:p>150</text:p>
          </table:table-cell>
          <table:table-cell table:style-name="ce20" office:value-type="float" office:value="0.50337" calcext:value-type="float">
            <text:p>0.50337 </text:p>
          </table:table-cell>
          <table:table-cell table:style-name="ce25" office:value-type="float" office:value="0.47402" calcext:value-type="float">
            <text:p>0.47402 </text:p>
          </table:table-cell>
          <table:table-cell table:style-name="ce25" office:value-type="float" office:value="0.49828" calcext:value-type="float">
            <text:p>0.49828 </text:p>
          </table:table-cell>
          <table:table-cell table:style-name="ce25" office:value-type="float" office:value="0.65363" calcext:value-type="float">
            <text:p>0.65363 </text:p>
          </table:table-cell>
          <table:table-cell table:style-name="ce25" office:value-type="float" office:value="0.38755" calcext:value-type="float">
            <text:p>0.38755 </text:p>
          </table:table-cell>
          <table:table-cell table:style-name="ce29" office:value-type="float" office:value="0.2627575" calcext:value-type="float">
            <text:p>0.26276 </text:p>
          </table:table-cell>
          <table:table-cell table:style-name="ce32" office:value-type="float" office:value="0.26279" calcext:value-type="float">
            <text:p>0.26279 </text:p>
          </table:table-cell>
          <table:table-cell table:style-name="ce32" office:value-type="float" office:value="0.24899" calcext:value-type="float">
            <text:p>0.24899 </text:p>
          </table:table-cell>
          <table:table-cell table:style-name="ce32" office:value-type="float" office:value="0.37333" calcext:value-type="float">
            <text:p>0.37333 </text:p>
          </table:table-cell>
          <table:table-cell table:style-name="ce32" office:value-type="float" office:value="0.16592" calcext:value-type="float">
            <text:p>0.16592 </text:p>
          </table:table-cell>
          <table:table-cell table:style-name="ce35" office:value-type="float" office:value="0.59588" calcext:value-type="float">
            <text:p>0.59588 </text:p>
          </table:table-cell>
          <table:table-cell table:style-name="ce38" office:value-type="float" office:value="0.58402" calcext:value-type="float">
            <text:p>0.58402 </text:p>
          </table:table-cell>
          <table:table-cell table:style-name="ce38" office:value-type="float" office:value="0.57377" calcext:value-type="float">
            <text:p>0.57377 </text:p>
          </table:table-cell>
          <table:table-cell table:style-name="ce38" office:value-type="float" office:value="0.6314" calcext:value-type="float">
            <text:p>0.63140 </text:p>
          </table:table-cell>
          <table:table-cell table:style-name="ce38" office:value-type="float" office:value="0.59433" calcext:value-type="float">
            <text:p>0.59433 </text:p>
          </table:table-cell>
          <table:table-cell table:style-name="ce41" office:value-type="float" office:value="0.468605" calcext:value-type="float">
            <text:p>0.46861 </text:p>
          </table:table-cell>
          <table:table-cell table:style-name="ce44" office:value-type="float" office:value="0.45472" calcext:value-type="float">
            <text:p>0.45472 </text:p>
          </table:table-cell>
          <table:table-cell table:style-name="ce44" office:value-type="float" office:value="0.48529" calcext:value-type="float">
            <text:p>0.48529 </text:p>
          </table:table-cell>
          <table:table-cell table:style-name="ce44" office:value-type="float" office:value="0.60592" calcext:value-type="float">
            <text:p>0.60592 </text:p>
          </table:table-cell>
          <table:table-cell table:style-name="ce44" office:value-type="float" office:value="0.32849" calcext:value-type="float">
            <text:p>0.32849 </text:p>
          </table:table-cell>
          <table:table-cell table:style-name="ce47" office:value-type="float" office:value="0.51967" calcext:value-type="float">
            <text:p>0.51967 </text:p>
          </table:table-cell>
          <table:table-cell table:style-name="ce50" office:value-type="float" office:value="0.51132" calcext:value-type="float">
            <text:p>0.51132 </text:p>
          </table:table-cell>
          <table:table-cell table:style-name="ce50" office:value-type="float" office:value="0.52584" calcext:value-type="float">
            <text:p>0.52584 </text:p>
          </table:table-cell>
          <table:table-cell table:style-name="ce50" office:value-type="float" office:value="0.6184" calcext:value-type="float">
            <text:p>0.61840 </text:p>
          </table:table-cell>
          <table:table-cell table:style-name="ce50" office:value-type="float" office:value="0.42312" calcext:value-type="float">
            <text:p>0.42312 </text:p>
          </table:table-cell>
          <table:table-cell table:number-columns-repeated="994"/>
        </table:table-row>
        <table:table-row table:style-name="ro1">
          <table:table-cell table:style-name="ce7" office:value-type="float" office:value="27" calcext:value-type="float">
            <text:p>27</text:p>
          </table:table-cell>
          <table:table-cell office:value-type="string" calcext:value-type="string">
            <text:p>opt_150ep_nadam</text:p>
          </table:table-cell>
          <table:table-cell table:style-name="ce13" office:value-type="string" calcext:value-type="string">
            <text:p>optimizers</text:p>
          </table:table-cell>
          <table:table-cell table:style-name="ce14" office:value-type="float" office:value="150" calcext:value-type="float">
            <text:p>150</text:p>
          </table:table-cell>
          <table:table-cell table:style-name="ce20" office:value-type="float" office:value="0.408835" calcext:value-type="float">
            <text:p>0.40884 </text:p>
          </table:table-cell>
          <table:table-cell table:style-name="ce25" office:value-type="float" office:value="0.45383" calcext:value-type="float">
            <text:p>0.45383 </text:p>
          </table:table-cell>
          <table:table-cell table:style-name="ce25" office:value-type="float" office:value="0.40888" calcext:value-type="float">
            <text:p>0.40888 </text:p>
          </table:table-cell>
          <table:table-cell table:style-name="ce25" office:value-type="float" office:value="0.50246" calcext:value-type="float">
            <text:p>0.50246 </text:p>
          </table:table-cell>
          <table:table-cell table:style-name="ce25" office:value-type="float" office:value="0.27017" calcext:value-type="float">
            <text:p>0.27017 </text:p>
          </table:table-cell>
          <table:table-cell table:style-name="ce29" office:value-type="float" office:value="0.1990475" calcext:value-type="float">
            <text:p>0.19905 </text:p>
          </table:table-cell>
          <table:table-cell table:style-name="ce32" office:value-type="float" office:value="0.23868" calcext:value-type="float">
            <text:p>0.23868 </text:p>
          </table:table-cell>
          <table:table-cell table:style-name="ce32" office:value-type="float" office:value="0.18544" calcext:value-type="float">
            <text:p>0.18544 </text:p>
          </table:table-cell>
          <table:table-cell table:style-name="ce32" office:value-type="float" office:value="0.25491" calcext:value-type="float">
            <text:p>0.25491 </text:p>
          </table:table-cell>
          <table:table-cell table:style-name="ce32" office:value-type="float" office:value="0.11716" calcext:value-type="float">
            <text:p>0.11716 </text:p>
          </table:table-cell>
          <table:table-cell table:style-name="ce35" office:value-type="float" office:value="0.5128125" calcext:value-type="float">
            <text:p>0.51281 </text:p>
          </table:table-cell>
          <table:table-cell table:style-name="ce38" office:value-type="float" office:value="0.50612" calcext:value-type="float">
            <text:p>0.50612 </text:p>
          </table:table-cell>
          <table:table-cell table:style-name="ce38" office:value-type="float" office:value="0.49898" calcext:value-type="float">
            <text:p>0.49898 </text:p>
          </table:table-cell>
          <table:table-cell table:style-name="ce38" office:value-type="float" office:value="0.53347" calcext:value-type="float">
            <text:p>0.53347 </text:p>
          </table:table-cell>
          <table:table-cell table:style-name="ce38" office:value-type="float" office:value="0.51268" calcext:value-type="float">
            <text:p>0.51268 </text:p>
          </table:table-cell>
          <table:table-cell table:style-name="ce41" office:value-type="float" office:value="0.398325" calcext:value-type="float">
            <text:p>0.39833 </text:p>
          </table:table-cell>
          <table:table-cell table:style-name="ce44" office:value-type="float" office:value="0.4709" calcext:value-type="float">
            <text:p>0.47090 </text:p>
          </table:table-cell>
          <table:table-cell table:style-name="ce44" office:value-type="float" office:value="0.40441" calcext:value-type="float">
            <text:p>0.40441 </text:p>
          </table:table-cell>
          <table:table-cell table:style-name="ce44" office:value-type="float" office:value="0.49676" calcext:value-type="float">
            <text:p>0.49676 </text:p>
          </table:table-cell>
          <table:table-cell table:style-name="ce44" office:value-type="float" office:value="0.22123" calcext:value-type="float">
            <text:p>0.22123 </text:p>
          </table:table-cell>
          <table:table-cell table:style-name="ce47" office:value-type="float" office:value="0.43954" calcext:value-type="float">
            <text:p>0.43954 </text:p>
          </table:table-cell>
          <table:table-cell table:style-name="ce50" office:value-type="float" office:value="0.48787" calcext:value-type="float">
            <text:p>0.48787 </text:p>
          </table:table-cell>
          <table:table-cell table:style-name="ce50" office:value-type="float" office:value="0.44675" calcext:value-type="float">
            <text:p>0.44675 </text:p>
          </table:table-cell>
          <table:table-cell table:style-name="ce50" office:value-type="float" office:value="0.51446" calcext:value-type="float">
            <text:p>0.51446 </text:p>
          </table:table-cell>
          <table:table-cell table:style-name="ce50" office:value-type="float" office:value="0.30908" calcext:value-type="float">
            <text:p>0.30908 </text:p>
          </table:table-cell>
          <table:table-cell table:number-columns-repeated="994"/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office:value-type="string" calcext:value-type="string">
            <text:p>opt_150ep_radam</text:p>
          </table:table-cell>
          <table:table-cell table:style-name="ce13" office:value-type="string" calcext:value-type="string">
            <text:p>optimizers</text:p>
          </table:table-cell>
          <table:table-cell table:style-name="ce14" office:value-type="float" office:value="150" calcext:value-type="float">
            <text:p>150</text:p>
          </table:table-cell>
          <table:table-cell table:style-name="ce20" office:value-type="float" office:value="0.4003475" calcext:value-type="float">
            <text:p>0.40035 </text:p>
          </table:table-cell>
          <table:table-cell table:style-name="ce25" office:value-type="float" office:value="0.4432" calcext:value-type="float">
            <text:p>0.44320 </text:p>
          </table:table-cell>
          <table:table-cell table:style-name="ce25" office:value-type="float" office:value="0.41156" calcext:value-type="float">
            <text:p>0.41156 </text:p>
          </table:table-cell>
          <table:table-cell table:style-name="ce25" office:value-type="float" office:value="0.48462" calcext:value-type="float">
            <text:p>0.48462 </text:p>
          </table:table-cell>
          <table:table-cell table:style-name="ce25" office:value-type="float" office:value="0.26201" calcext:value-type="float">
            <text:p>0.26201 </text:p>
          </table:table-cell>
          <table:table-cell table:style-name="ce29" office:value-type="float" office:value="0.1951025" calcext:value-type="float">
            <text:p>0.19510 </text:p>
          </table:table-cell>
          <table:table-cell table:style-name="ce32" office:value-type="float" office:value="0.23584" calcext:value-type="float">
            <text:p>0.23584 </text:p>
          </table:table-cell>
          <table:table-cell table:style-name="ce32" office:value-type="float" office:value="0.18942" calcext:value-type="float">
            <text:p>0.18942 </text:p>
          </table:table-cell>
          <table:table-cell table:style-name="ce32" office:value-type="float" office:value="0.24771" calcext:value-type="float">
            <text:p>0.24771 </text:p>
          </table:table-cell>
          <table:table-cell table:style-name="ce32" office:value-type="float" office:value="0.10744" calcext:value-type="float">
            <text:p>0.10744 </text:p>
          </table:table-cell>
          <table:table-cell table:style-name="ce35" office:value-type="float" office:value="0.5039575" calcext:value-type="float">
            <text:p>0.50396 </text:p>
          </table:table-cell>
          <table:table-cell table:style-name="ce38" office:value-type="float" office:value="0.4908" calcext:value-type="float">
            <text:p>0.49080 </text:p>
          </table:table-cell>
          <table:table-cell table:style-name="ce38" office:value-type="float" office:value="0.48751" calcext:value-type="float">
            <text:p>0.48751 </text:p>
          </table:table-cell>
          <table:table-cell table:style-name="ce38" office:value-type="float" office:value="0.52556" calcext:value-type="float">
            <text:p>0.52556 </text:p>
          </table:table-cell>
          <table:table-cell table:style-name="ce38" office:value-type="float" office:value="0.51196" calcext:value-type="float">
            <text:p>0.51196 </text:p>
          </table:table-cell>
          <table:table-cell table:style-name="ce41" office:value-type="float" office:value="0.39022" calcext:value-type="float">
            <text:p>0.39022 </text:p>
          </table:table-cell>
          <table:table-cell table:style-name="ce44" office:value-type="float" office:value="0.46157" calcext:value-type="float">
            <text:p>0.46157 </text:p>
          </table:table-cell>
          <table:table-cell table:style-name="ce44" office:value-type="float" office:value="0.41748" calcext:value-type="float">
            <text:p>0.41748 </text:p>
          </table:table-cell>
          <table:table-cell table:style-name="ce44" office:value-type="float" office:value="0.48751" calcext:value-type="float">
            <text:p>0.48751 </text:p>
          </table:table-cell>
          <table:table-cell table:style-name="ce44" office:value-type="float" office:value="0.19432" calcext:value-type="float">
            <text:p>0.19432 </text:p>
          </table:table-cell>
          <table:table-cell table:style-name="ce47" office:value-type="float" office:value="0.428265" calcext:value-type="float">
            <text:p>0.42827 </text:p>
          </table:table-cell>
          <table:table-cell table:style-name="ce50" office:value-type="float" office:value="0.47574" calcext:value-type="float">
            <text:p>0.47574 </text:p>
          </table:table-cell>
          <table:table-cell table:style-name="ce50" office:value-type="float" office:value="0.44979" calcext:value-type="float">
            <text:p>0.44979 </text:p>
          </table:table-cell>
          <table:table-cell table:style-name="ce50" office:value-type="float" office:value="0.50582" calcext:value-type="float">
            <text:p>0.50582 </text:p>
          </table:table-cell>
          <table:table-cell table:style-name="ce50" office:value-type="float" office:value="0.28171" calcext:value-type="float">
            <text:p>0.28171 </text:p>
          </table:table-cell>
          <table:table-cell table:number-columns-repeated="994"/>
        </table:table-row>
        <table:table-row table:style-name="ro1">
          <table:table-cell table:style-name="ce7" office:value-type="float" office:value="29" calcext:value-type="float">
            <text:p>29</text:p>
          </table:table-cell>
          <table:table-cell office:value-type="string" calcext:value-type="string">
            <text:p>opt_150ep_adam</text:p>
          </table:table-cell>
          <table:table-cell table:style-name="ce13" office:value-type="string" calcext:value-type="string">
            <text:p>optimizers</text:p>
          </table:table-cell>
          <table:table-cell table:style-name="ce14" office:value-type="float" office:value="150" calcext:value-type="float">
            <text:p>150</text:p>
          </table:table-cell>
          <table:table-cell table:style-name="ce20" office:value-type="float" office:value="0.3815675" calcext:value-type="float">
            <text:p>0.38157 </text:p>
          </table:table-cell>
          <table:table-cell table:style-name="ce25" office:value-type="float" office:value="0.43261" calcext:value-type="float">
            <text:p>0.43261 </text:p>
          </table:table-cell>
          <table:table-cell table:style-name="ce25" office:value-type="float" office:value="0.36536" calcext:value-type="float">
            <text:p>0.36536 </text:p>
          </table:table-cell>
          <table:table-cell table:style-name="ce25" office:value-type="float" office:value="0.48561" calcext:value-type="float">
            <text:p>0.48561 </text:p>
          </table:table-cell>
          <table:table-cell table:style-name="ce25" office:value-type="float" office:value="0.24269" calcext:value-type="float">
            <text:p>0.24269 </text:p>
          </table:table-cell>
          <table:table-cell table:style-name="ce29" office:value-type="float" office:value="0.1836275" calcext:value-type="float">
            <text:p>0.18363 </text:p>
          </table:table-cell>
          <table:table-cell table:style-name="ce32" office:value-type="float" office:value="0.22196" calcext:value-type="float">
            <text:p>0.22196 </text:p>
          </table:table-cell>
          <table:table-cell table:style-name="ce32" office:value-type="float" office:value="0.16683" calcext:value-type="float">
            <text:p>0.16683 </text:p>
          </table:table-cell>
          <table:table-cell table:style-name="ce32" office:value-type="float" office:value="0.24683" calcext:value-type="float">
            <text:p>0.24683 </text:p>
          </table:table-cell>
          <table:table-cell table:style-name="ce32" office:value-type="float" office:value="0.09889" calcext:value-type="float">
            <text:p>0.09889 </text:p>
          </table:table-cell>
          <table:table-cell table:style-name="ce35" office:value-type="float" office:value="0.49193" calcext:value-type="float">
            <text:p>0.49193 </text:p>
          </table:table-cell>
          <table:table-cell table:style-name="ce38" office:value-type="float" office:value="0.4875" calcext:value-type="float">
            <text:p>0.48750 </text:p>
          </table:table-cell>
          <table:table-cell table:style-name="ce38" office:value-type="float" office:value="0.46535" calcext:value-type="float">
            <text:p>0.46535 </text:p>
          </table:table-cell>
          <table:table-cell table:style-name="ce38" office:value-type="float" office:value="0.50052" calcext:value-type="float">
            <text:p>0.50052 </text:p>
          </table:table-cell>
          <table:table-cell table:style-name="ce38" office:value-type="float" office:value="0.51435" calcext:value-type="float">
            <text:p>0.51435 </text:p>
          </table:table-cell>
          <table:table-cell table:style-name="ce41" office:value-type="float" office:value="0.381175" calcext:value-type="float">
            <text:p>0.38118 </text:p>
          </table:table-cell>
          <table:table-cell table:style-name="ce44" office:value-type="float" office:value="0.46426" calcext:value-type="float">
            <text:p>0.46426 </text:p>
          </table:table-cell>
          <table:table-cell table:style-name="ce44" office:value-type="float" office:value="0.36765" calcext:value-type="float">
            <text:p>0.36765 </text:p>
          </table:table-cell>
          <table:table-cell table:style-name="ce44" office:value-type="float" office:value="0.49399" calcext:value-type="float">
            <text:p>0.49399 </text:p>
          </table:table-cell>
          <table:table-cell table:style-name="ce44" office:value-type="float" office:value="0.1988" calcext:value-type="float">
            <text:p>0.19880 </text:p>
          </table:table-cell>
          <table:table-cell table:style-name="ce47" office:value-type="float" office:value="0.4175925" calcext:value-type="float">
            <text:p>0.41759 </text:p>
          </table:table-cell>
          <table:table-cell table:style-name="ce50" office:value-type="float" office:value="0.4756" calcext:value-type="float">
            <text:p>0.47560 </text:p>
          </table:table-cell>
          <table:table-cell table:style-name="ce50" office:value-type="float" office:value="0.41077" calcext:value-type="float">
            <text:p>0.41077 </text:p>
          </table:table-cell>
          <table:table-cell table:style-name="ce50" office:value-type="float" office:value="0.49723" calcext:value-type="float">
            <text:p>0.49723 </text:p>
          </table:table-cell>
          <table:table-cell table:style-name="ce50" office:value-type="float" office:value="0.28677" calcext:value-type="float">
            <text:p>0.28677 </text:p>
          </table:table-cell>
          <table:table-cell table:number-columns-repeated="994"/>
        </table:table-row>
        <table:table-row table:style-name="ro1" table:number-rows-repeated="1048545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metrics_table.E2:metrics_table.I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etrics_table.J2:metrics_table.N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etrics_table.O2:metrics_table.S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etrics_table.T2:metrics_table.X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etrics_table.Y2:metrics_table.AC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etrics_table.A2:metrics_table.A30">
            <calcext:color-scale>
              <calcext:color-scale-entry calcext:value="0" calcext:type="minimum" calcext:color="#00a933"/>
              <calcext:color-scale-entry calcext:value="0" calcext:type="maximum" calcext:color="#ff6d6d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metrics_table.B1:metrics_table.AC30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5" number:min-decimal-places="5" number:min-integer-digits="1" number:grouping="true"/>
      <number:text> </number:text>
    </number:number-style>
    <number:number-style style:name="N122">
      <number:text>(</number:text>
      <number:number number:decimal-places="5" number:min-decimal-places="5" number:min-integer-digits="1" number:grouping="true"/>
      <number:text>)</number:text>
      <style:map style:condition="value()&gt;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8">00/00/0000</text:date>, <text:time style:data-style-name="N2" text:time-value="15:42:13.1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6-02-18T16:35:33.604000000</dc:date>
    <meta:editing-duration>PT46M38S</meta:editing-duration>
    <meta:editing-cycles>20</meta:editing-cycles>
    <meta:generator>LibreOffice/7.0.6.2$Windows_X86_64 LibreOffice_project/144abb84a525d8e30c9dbbefa69cbbf2d8d4ae3b</meta:generator>
    <meta:document-statistic meta:table-count="1" meta:cell-count="870" meta:object-count="0"/>
  </office:meta>
</office:document-meta>
</file>